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table:style-name="ce1" office:value-type="string">
            <text:p>Bachelors degrees conferred by degree-granting institutions, by field of study: Selected years, 1970-71 through 2006-0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Field of Study</text:p>
          </table:table-cell>
          <table:table-cell office:value-type="string">
            <text:p>1970-71</text:p>
          </table:table-cell>
          <table:table-cell office:value-type="string">
            <text:p>1975-76</text:p>
          </table:table-cell>
          <table:table-cell office:value-type="string">
            <text:p>1980-81</text:p>
          </table:table-cell>
          <table:table-cell office:value-type="string">
            <text:p>1985-86</text:p>
          </table:table-cell>
          <table:table-cell office:value-type="string">
            <text:p>1990-91</text:p>
          </table:table-cell>
          <table:table-cell office:value-type="string">
            <text:p>1995-96</text:p>
          </table:table-cell>
          <table:table-cell office:value-type="string">
            <text:p>1996-97</text:p>
          </table:table-cell>
          <table:table-cell office:value-type="string">
            <text:p>1997-98</text:p>
          </table:table-cell>
          <table:table-cell office:value-type="string">
            <text:p>1998-99</text:p>
          </table:table-cell>
          <table:table-cell office:value-type="string">
            <text:p>1999-2000</text:p>
          </table:table-cell>
          <table:table-cell office:value-type="string">
            <text:p>2000-01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-type="string">
            <text:p>2006-07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976">
            <text:p>1976</text:p>
          </table:table-cell>
          <table:table-cell office:value-type="float" office:value="1981">
            <text:p>1981</text:p>
          </table:table-cell>
          <table:table-cell office:value-type="float" office:value="1986">
            <text:p>1986</text:p>
          </table:table-cell>
          <table:table-cell office:value-type="float" office:value="1991">
            <text:p>1991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Physical sciences &amp; science tech</text:p>
          </table:table-cell>
          <table:table-cell office:value-type="float" office:value="21410">
            <text:p>21410</text:p>
          </table:table-cell>
          <table:table-cell office:value-type="float" office:value="21458">
            <text:p>21458</text:p>
          </table:table-cell>
          <table:table-cell office:value-type="float" office:value="23936">
            <text:p>23936</text:p>
          </table:table-cell>
          <table:table-cell office:value-type="float" office:value="21711">
            <text:p>21711</text:p>
          </table:table-cell>
          <table:table-cell office:value-type="float" office:value="16334">
            <text:p>16334</text:p>
          </table:table-cell>
          <table:table-cell office:value-type="float" office:value="19627">
            <text:p>19627</text:p>
          </table:table-cell>
          <table:table-cell office:value-type="float" office:value="19496">
            <text:p>19496</text:p>
          </table:table-cell>
          <table:table-cell office:value-type="float" office:value="19362">
            <text:p>19362</text:p>
          </table:table-cell>
          <table:table-cell office:value-type="float" office:value="18285">
            <text:p>18285</text:p>
          </table:table-cell>
          <table:table-cell office:value-type="float" office:value="18331">
            <text:p>18331</text:p>
          </table:table-cell>
          <table:table-cell office:value-type="float" office:value="17919">
            <text:p>17919</text:p>
          </table:table-cell>
          <table:table-cell office:value-type="float" office:value="17799">
            <text:p>17799</text:p>
          </table:table-cell>
          <table:table-cell office:value-type="float" office:value="17950">
            <text:p>17950</text:p>
          </table:table-cell>
          <table:table-cell office:value-type="float" office:value="17983">
            <text:p>17983</text:p>
          </table:table-cell>
          <table:table-cell office:value-type="float" office:value="18905">
            <text:p>18905</text:p>
          </table:table-cell>
          <table:table-cell office:value-type="float" office:value="20318">
            <text:p>20318</text:p>
          </table:table-cell>
          <table:table-cell office:value-type="float" office:value="21073">
            <text:p>21073</text:p>
          </table:table-cell>
        </table:table-row>
        <table:table-row table:style-name="ro1">
          <table:table-cell office:value-type="string">
            <text:p>Computer and information sciences</text:p>
          </table:table-cell>
          <table:table-cell office:value-type="float" office:value="2388">
            <text:p>2388</text:p>
          </table:table-cell>
          <table:table-cell office:value-type="float" office:value="5652">
            <text:p>5652</text:p>
          </table:table-cell>
          <table:table-cell office:value-type="float" office:value="15121">
            <text:p>15121</text:p>
          </table:table-cell>
          <table:table-cell office:value-type="float" office:value="42337">
            <text:p>42337</text:p>
          </table:table-cell>
          <table:table-cell office:value-type="float" office:value="25159">
            <text:p>25159</text:p>
          </table:table-cell>
          <table:table-cell office:value-type="float" office:value="24506">
            <text:p>24506</text:p>
          </table:table-cell>
          <table:table-cell office:value-type="float" office:value="25422">
            <text:p>25422</text:p>
          </table:table-cell>
          <table:table-cell office:value-type="float" office:value="27829">
            <text:p>27829</text:p>
          </table:table-cell>
          <table:table-cell office:value-type="float" office:value="30574">
            <text:p>30574</text:p>
          </table:table-cell>
          <table:table-cell office:value-type="float" office:value="37788">
            <text:p>37788</text:p>
          </table:table-cell>
          <table:table-cell office:value-type="float" office:value="44142">
            <text:p>44142</text:p>
          </table:table-cell>
          <table:table-cell office:value-type="float" office:value="50365">
            <text:p>50365</text:p>
          </table:table-cell>
          <table:table-cell office:value-type="float" office:value="57433">
            <text:p>57433</text:p>
          </table:table-cell>
          <table:table-cell office:value-type="float" office:value="59488">
            <text:p>59488</text:p>
          </table:table-cell>
          <table:table-cell office:value-type="float" office:value="54111">
            <text:p>54111</text:p>
          </table:table-cell>
          <table:table-cell office:value-type="float" office:value="47480">
            <text:p>47480</text:p>
          </table:table-cell>
          <table:table-cell office:value-type="float" office:value="42170">
            <text:p>42170</text:p>
          </table:table-cell>
        </table:table-row>
        <table:table-row table:style-name="ro1">
          <table:table-cell office:value-type="string">
            <text:p>Mathematics and Statistics</text:p>
          </table:table-cell>
          <table:table-cell office:value-type="float" office:value="24801">
            <text:p>24801</text:p>
          </table:table-cell>
          <table:table-cell office:value-type="float" office:value="15984">
            <text:p>15984</text:p>
          </table:table-cell>
          <table:table-cell office:value-type="float" office:value="11078">
            <text:p>11078</text:p>
          </table:table-cell>
          <table:table-cell office:value-type="float" office:value="16122">
            <text:p>16122</text:p>
          </table:table-cell>
          <table:table-cell office:value-type="float" office:value="14393">
            <text:p>14393</text:p>
          </table:table-cell>
          <table:table-cell office:value-type="float" office:value="12713">
            <text:p>12713</text:p>
          </table:table-cell>
          <table:table-cell office:value-type="float" office:value="12401">
            <text:p>12401</text:p>
          </table:table-cell>
          <table:table-cell office:value-type="float" office:value="11795">
            <text:p>11795</text:p>
          </table:table-cell>
          <table:table-cell office:value-type="float" office:value="11966">
            <text:p>11966</text:p>
          </table:table-cell>
          <table:table-cell office:value-type="float" office:value="11418">
            <text:p>11418</text:p>
          </table:table-cell>
          <table:table-cell office:value-type="float" office:value="11171">
            <text:p>11171</text:p>
          </table:table-cell>
          <table:table-cell office:value-type="float" office:value="11950">
            <text:p>11950</text:p>
          </table:table-cell>
          <table:table-cell office:value-type="float" office:value="12505">
            <text:p>12505</text:p>
          </table:table-cell>
          <table:table-cell office:value-type="float" office:value="13327">
            <text:p>13327</text:p>
          </table:table-cell>
          <table:table-cell office:value-type="float" office:value="14351">
            <text:p>14351</text:p>
          </table:table-cell>
          <table:table-cell office:value-type="float" office:value="14770">
            <text:p>14770</text:p>
          </table:table-cell>
          <table:table-cell office:value-type="float" office:value="14954">
            <text:p>14954</text:p>
          </table:table-cell>
        </table:table-row>
        <table:table-row table:style-name="ro1">
          <table:table-cell office:value-type="string">
            <text:p>Business</text:p>
          </table:table-cell>
          <table:table-cell office:value-type="float" office:value="115396">
            <text:p>115396</text:p>
          </table:table-cell>
          <table:table-cell office:value-type="float" office:value="143171">
            <text:p>143171</text:p>
          </table:table-cell>
          <table:table-cell office:value-type="float" office:value="200521">
            <text:p>200521</text:p>
          </table:table-cell>
          <table:table-cell office:value-type="float" office:value="136700">
            <text:p>136700</text:p>
          </table:table-cell>
          <table:table-cell office:value-type="float" office:value="249165">
            <text:p>249165</text:p>
          </table:table-cell>
          <table:table-cell office:value-type="float" office:value="226623">
            <text:p>226623</text:p>
          </table:table-cell>
          <table:table-cell office:value-type="float" office:value="225934">
            <text:p>225934</text:p>
          </table:table-cell>
          <table:table-cell office:value-type="float" office:value="232079">
            <text:p>232079</text:p>
          </table:table-cell>
          <table:table-cell office:value-type="float" office:value="240947">
            <text:p>240947</text:p>
          </table:table-cell>
          <table:table-cell office:value-type="float" office:value="256070">
            <text:p>256070</text:p>
          </table:table-cell>
          <table:table-cell office:value-type="float" office:value="263515">
            <text:p>263515</text:p>
          </table:table-cell>
          <table:table-cell office:value-type="float" office:value="278217">
            <text:p>278217</text:p>
          </table:table-cell>
          <table:table-cell office:value-type="float" office:value="293391">
            <text:p>293391</text:p>
          </table:table-cell>
          <table:table-cell office:value-type="float" office:value="307149">
            <text:p>307149</text:p>
          </table:table-cell>
          <table:table-cell office:value-type="float" office:value="311574">
            <text:p>311574</text:p>
          </table:table-cell>
          <table:table-cell office:value-type="float" office:value="318042">
            <text:p>318042</text:p>
          </table:table-cell>
          <table:table-cell office:value-type="float" office:value="327531">
            <text:p>32753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176307">
            <text:p>176307</text:p>
          </table:table-cell>
          <table:table-cell office:value-type="float" office:value="154437">
            <text:p>154437</text:p>
          </table:table-cell>
          <table:table-cell office:value-type="float" office:value="108074">
            <text:p>108074</text:p>
          </table:table-cell>
          <table:table-cell office:value-type="float" office:value="87147">
            <text:p>87147</text:p>
          </table:table-cell>
          <table:table-cell office:value-type="float" office:value="110807">
            <text:p>110807</text:p>
          </table:table-cell>
          <table:table-cell office:value-type="float" office:value="105384">
            <text:p>105384</text:p>
          </table:table-cell>
          <table:table-cell office:value-type="float" office:value="105116">
            <text:p>105116</text:p>
          </table:table-cell>
          <table:table-cell office:value-type="float" office:value="105833">
            <text:p>105833</text:p>
          </table:table-cell>
          <table:table-cell office:value-type="float" office:value="107086">
            <text:p>107086</text:p>
          </table:table-cell>
          <table:table-cell office:value-type="float" office:value="108034">
            <text:p>108034</text:p>
          </table:table-cell>
          <table:table-cell office:value-type="float" office:value="105458">
            <text:p>105458</text:p>
          </table:table-cell>
          <table:table-cell office:value-type="float" office:value="106295">
            <text:p>106295</text:p>
          </table:table-cell>
          <table:table-cell office:value-type="float" office:value="105845">
            <text:p>105845</text:p>
          </table:table-cell>
          <table:table-cell office:value-type="float" office:value="106278">
            <text:p>106278</text:p>
          </table:table-cell>
          <table:table-cell office:value-type="float" office:value="105451">
            <text:p>105451</text:p>
          </table:table-cell>
          <table:table-cell office:value-type="float" office:value="107238">
            <text:p>107238</text:p>
          </table:table-cell>
          <table:table-cell office:value-type="float" office:value="105641">
            <text:p>105641</text:p>
          </table:table-cell>
        </table:table-row>
        <table:table-row table:style-name="ro1">
          <table:table-cell office:value-type="string">
            <text:p>Engineering</text:p>
          </table:table-cell>
          <table:table-cell office:value-type="float" office:value="45034">
            <text:p>45034</text:p>
          </table:table-cell>
          <table:table-cell office:value-type="float" office:value="38733">
            <text:p>38733</text:p>
          </table:table-cell>
          <table:table-cell office:value-type="float" office:value="63642">
            <text:p>63642</text:p>
          </table:table-cell>
          <table:table-cell office:value-type="float" office:value="77391">
            <text:p>77391</text:p>
          </table:table-cell>
          <table:table-cell office:value-type="float" office:value="62448">
            <text:p>62448</text:p>
          </table:table-cell>
          <table:table-cell office:value-type="float" office:value="62257">
            <text:p>62257</text:p>
          </table:table-cell>
          <table:table-cell office:value-type="float" office:value="61418">
            <text:p>61418</text:p>
          </table:table-cell>
          <table:table-cell office:value-type="float" office:value="60252">
            <text:p>60252</text:p>
          </table:table-cell>
          <table:table-cell office:value-type="float" office:value="58260">
            <text:p>58260</text:p>
          </table:table-cell>
          <table:table-cell office:value-type="float" office:value="58822">
            <text:p>58822</text:p>
          </table:table-cell>
          <table:table-cell office:value-type="float" office:value="58315">
            <text:p>58315</text:p>
          </table:table-cell>
          <table:table-cell office:value-type="float" office:value="59627">
            <text:p>59627</text:p>
          </table:table-cell>
          <table:table-cell office:value-type="float" office:value="62655">
            <text:p>62655</text:p>
          </table:table-cell>
          <table:table-cell office:value-type="float" office:value="63558">
            <text:p>63558</text:p>
          </table:table-cell>
          <table:table-cell office:value-type="float" office:value="64906">
            <text:p>64906</text:p>
          </table:table-cell>
          <table:table-cell office:value-type="float" office:value="67045">
            <text:p>67045</text:p>
          </table:table-cell>
          <table:table-cell office:value-type="float" office:value="67092">
            <text:p>67092</text:p>
          </table:table-cell>
        </table:table-row>
        <table:table-row table:style-name="ro1">
          <table:table-cell/>
          <table:table-cell>
            <draw:frame table:end-cell-address="Sheet1.N37" table:end-x="0.1413in" table:end-y="0.1772in" draw:z-index="0" draw:style-name="gr1" svg:width="10.7661in" svg:height="4.7402in" svg:x="0.0433in" svg:y="0.0421in">
              <draw:object draw:notify-on-update-of-ranges="Sheet1.B3:Sheet1.R3 Sheet1.A8:Sheet1.A8 Sheet1.B8:Sheet1.R8 Sheet1.A9:Sheet1.A9 Sheet1.B9:Sheet1.R9 Sheet1.A5:Sheet1.A5 Sheet1.B5:Sheet1.R5 Sheet1.A6:Sheet1.A6 Sheet1.B6:Sheet1.R6 Sheet1.A7:Sheet1.A7 Sheet1.B7:Sheet1.R7 Sheet1.A10:Sheet1.A10 Sheet1.B10:Sheet1.R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>
            <draw:frame table:end-cell-address="Sheet1.Z28" table:end-x="0.6343in" table:end-y="0.028in" draw:z-index="2" draw:style-name="gr1" svg:width="11in" svg:height="3in" svg:x="0.3028in" svg:y="0.039in">
              <draw:object draw:notify-on-update-of-ranges="Sheet1.K3:Sheet1.R3 Sheet1.A8:Sheet1.A8 Sheet1.K8:Sheet1.R8 Sheet1.A9:Sheet1.A9 Sheet1.K9:Sheet1.R9 Sheet1.A5:Sheet1.A5 Sheet1.K5:Sheet1.R5 Sheet1.A6:Sheet1.A6 Sheet1.K6:Sheet1.R6 Sheet1.A7:Sheet1.A7 Sheet1.K7:Sheet1.R7 Sheet1.A10:Sheet1.A10 Sheet1.K10:Sheet1.R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7">
          <table:table-cell table:number-columns-repeated="18"/>
        </table:table-row>
        <table:table-row table:style-name="ro1">
          <table:table-cell table:style-name="ce1" office:value-type="string">
            <text:p>Master’s degrees conferred by degree-granting institutions, by field of study: Selected years, 1970–71 through 2006–0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Field of Study</text:p>
          </table:table-cell>
          <table:table-cell office:value-type="string">
            <text:p>1970-71</text:p>
          </table:table-cell>
          <table:table-cell office:value-type="string">
            <text:p>1975-76</text:p>
          </table:table-cell>
          <table:table-cell office:value-type="string">
            <text:p>1980-81</text:p>
          </table:table-cell>
          <table:table-cell office:value-type="string">
            <text:p>1985-86</text:p>
          </table:table-cell>
          <table:table-cell office:value-type="string">
            <text:p>1990-91</text:p>
          </table:table-cell>
          <table:table-cell office:value-type="string">
            <text:p>1995-96</text:p>
          </table:table-cell>
          <table:table-cell office:value-type="string">
            <text:p>1997-98</text:p>
          </table:table-cell>
          <table:table-cell office:value-type="string">
            <text:p>1998-99</text:p>
          </table:table-cell>
          <table:table-cell office:value-type="string">
            <text:p>1999-2000</text:p>
          </table:table-cell>
          <table:table-cell office:value-type="string">
            <text:p>2000-01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-type="string">
            <text:p>2006-07</text:p>
          </table:table-cell>
          <table:table-cell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976">
            <text:p>1976</text:p>
          </table:table-cell>
          <table:table-cell office:value-type="float" office:value="1981">
            <text:p>1981</text:p>
          </table:table-cell>
          <table:table-cell office:value-type="float" office:value="1986">
            <text:p>1986</text:p>
          </table:table-cell>
          <table:table-cell office:value-type="float" office:value="1991">
            <text:p>1991</text:p>
          </table:table-cell>
          <table:table-cell office:value-type="float" office:value="1996">
            <text:p>1996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/>
        </table:table-row>
        <table:table-row table:style-name="ro1">
          <table:table-cell office:value-type="string">
            <text:p>Physical sciences &amp; science tech</text:p>
          </table:table-cell>
          <table:table-cell office:value-type="float" office:value="6336">
            <text:p>6336</text:p>
          </table:table-cell>
          <table:table-cell office:value-type="float" office:value="5428">
            <text:p>5428</text:p>
          </table:table-cell>
          <table:table-cell office:value-type="float" office:value="5246">
            <text:p>5246</text:p>
          </table:table-cell>
          <table:table-cell office:value-type="float" office:value="5860">
            <text:p>5860</text:p>
          </table:table-cell>
          <table:table-cell office:value-type="float" office:value="5281">
            <text:p>5281</text:p>
          </table:table-cell>
          <table:table-cell office:value-type="float" office:value="5807">
            <text:p>5807</text:p>
          </table:table-cell>
          <table:table-cell office:value-type="float" office:value="5328">
            <text:p>5328</text:p>
          </table:table-cell>
          <table:table-cell office:value-type="float" office:value="5124">
            <text:p>5124</text:p>
          </table:table-cell>
          <table:table-cell office:value-type="float" office:value="4810">
            <text:p>4810</text:p>
          </table:table-cell>
          <table:table-cell office:value-type="float" office:value="5049">
            <text:p>5049</text:p>
          </table:table-cell>
          <table:table-cell office:value-type="float" office:value="5012">
            <text:p>5012</text:p>
          </table:table-cell>
          <table:table-cell office:value-type="float" office:value="5109">
            <text:p>5109</text:p>
          </table:table-cell>
          <table:table-cell office:value-type="float" office:value="5570">
            <text:p>5570</text:p>
          </table:table-cell>
          <table:table-cell office:value-type="float" office:value="5678">
            <text:p>5678</text:p>
          </table:table-cell>
          <table:table-cell office:value-type="float" office:value="5922">
            <text:p>5922</text:p>
          </table:table-cell>
          <table:table-cell office:value-type="float" office:value="5839">
            <text:p>5839</text:p>
          </table:table-cell>
          <table:table-cell/>
        </table:table-row>
        <table:table-row table:style-name="ro1">
          <table:table-cell office:value-type="string">
            <text:p>Computer and information sciences</text:p>
          </table:table-cell>
          <table:table-cell office:value-type="float" office:value="1588">
            <text:p>1588</text:p>
          </table:table-cell>
          <table:table-cell office:value-type="float" office:value="2603">
            <text:p>2603</text:p>
          </table:table-cell>
          <table:table-cell office:value-type="float" office:value="4218">
            <text:p>4218</text:p>
          </table:table-cell>
          <table:table-cell office:value-type="float" office:value="8070">
            <text:p>8070</text:p>
          </table:table-cell>
          <table:table-cell office:value-type="float" office:value="9324">
            <text:p>9324</text:p>
          </table:table-cell>
          <table:table-cell office:value-type="float" office:value="10579">
            <text:p>10579</text:p>
          </table:table-cell>
          <table:table-cell office:value-type="float" office:value="11765">
            <text:p>11765</text:p>
          </table:table-cell>
          <table:table-cell office:value-type="float" office:value="12858">
            <text:p>12858</text:p>
          </table:table-cell>
          <table:table-cell office:value-type="float" office:value="14990">
            <text:p>14990</text:p>
          </table:table-cell>
          <table:table-cell office:value-type="float" office:value="16911">
            <text:p>16911</text:p>
          </table:table-cell>
          <table:table-cell office:value-type="float" office:value="17173">
            <text:p>17173</text:p>
          </table:table-cell>
          <table:table-cell office:value-type="float" office:value="19509">
            <text:p>19509</text:p>
          </table:table-cell>
          <table:table-cell office:value-type="float" office:value="20143">
            <text:p>20143</text:p>
          </table:table-cell>
          <table:table-cell office:value-type="float" office:value="18416">
            <text:p>18416</text:p>
          </table:table-cell>
          <table:table-cell office:value-type="float" office:value="17055">
            <text:p>17055</text:p>
          </table:table-cell>
          <table:table-cell office:value-type="float" office:value="16232">
            <text:p>16232</text:p>
          </table:table-cell>
          <table:table-cell/>
        </table:table-row>
        <table:table-row table:style-name="ro1">
          <table:table-cell office:value-type="string">
            <text:p>Mathematics and Statistics</text:p>
          </table:table-cell>
          <table:table-cell office:value-type="float" office:value="5191">
            <text:p>5191</text:p>
          </table:table-cell>
          <table:table-cell office:value-type="float" office:value="3857">
            <text:p>3857</text:p>
          </table:table-cell>
          <table:table-cell office:value-type="float" office:value="2567">
            <text:p>2567</text:p>
          </table:table-cell>
          <table:table-cell office:value-type="float" office:value="3131">
            <text:p>3131</text:p>
          </table:table-cell>
          <table:table-cell office:value-type="float" office:value="3549">
            <text:p>3549</text:p>
          </table:table-cell>
          <table:table-cell office:value-type="float" office:value="3651">
            <text:p>3651</text:p>
          </table:table-cell>
          <table:table-cell office:value-type="float" office:value="3409">
            <text:p>3409</text:p>
          </table:table-cell>
          <table:table-cell office:value-type="float" office:value="3286">
            <text:p>3286</text:p>
          </table:table-cell>
          <table:table-cell office:value-type="float" office:value="3208">
            <text:p>3208</text:p>
          </table:table-cell>
          <table:table-cell office:value-type="float" office:value="3209">
            <text:p>3209</text:p>
          </table:table-cell>
          <table:table-cell office:value-type="float" office:value="3350">
            <text:p>3350</text:p>
          </table:table-cell>
          <table:table-cell office:value-type="float" office:value="3620">
            <text:p>3620</text:p>
          </table:table-cell>
          <table:table-cell office:value-type="float" office:value="4191">
            <text:p>4191</text:p>
          </table:table-cell>
          <table:table-cell office:value-type="float" office:value="4477">
            <text:p>4477</text:p>
          </table:table-cell>
          <table:table-cell office:value-type="float" office:value="4730">
            <text:p>4730</text:p>
          </table:table-cell>
          <table:table-cell office:value-type="float" office:value="4884">
            <text:p>4884</text:p>
          </table:table-cell>
          <table:table-cell/>
        </table:table-row>
        <table:table-row table:style-name="ro1">
          <table:table-cell office:value-type="string">
            <text:p>Business</text:p>
          </table:table-cell>
          <table:table-cell office:value-type="float" office:value="26490">
            <text:p>26490</text:p>
          </table:table-cell>
          <table:table-cell office:value-type="float" office:value="42592">
            <text:p>42592</text:p>
          </table:table-cell>
          <table:table-cell office:value-type="float" office:value="57888">
            <text:p>57888</text:p>
          </table:table-cell>
          <table:table-cell office:value-type="float" office:value="66676">
            <text:p>66676</text:p>
          </table:table-cell>
          <table:table-cell office:value-type="float" office:value="78255">
            <text:p>78255</text:p>
          </table:table-cell>
          <table:table-cell office:value-type="float" office:value="93554">
            <text:p>93554</text:p>
          </table:table-cell>
          <table:table-cell office:value-type="float" office:value="101652">
            <text:p>101652</text:p>
          </table:table-cell>
          <table:table-cell office:value-type="float" office:value="107477">
            <text:p>107477</text:p>
          </table:table-cell>
          <table:table-cell office:value-type="float" office:value="111532">
            <text:p>111532</text:p>
          </table:table-cell>
          <table:table-cell office:value-type="float" office:value="115602">
            <text:p>115602</text:p>
          </table:table-cell>
          <table:table-cell office:value-type="float" office:value="119725">
            <text:p>119725</text:p>
          </table:table-cell>
          <table:table-cell office:value-type="float" office:value="127685">
            <text:p>127685</text:p>
          </table:table-cell>
          <table:table-cell office:value-type="float" office:value="139347">
            <text:p>139347</text:p>
          </table:table-cell>
          <table:table-cell office:value-type="float" office:value="142617">
            <text:p>142617</text:p>
          </table:table-cell>
          <table:table-cell office:value-type="float" office:value="146406">
            <text:p>146406</text:p>
          </table:table-cell>
          <table:table-cell office:value-type="float" office:value="150211">
            <text:p>150211</text:p>
          </table:table-cell>
          <table:table-cell/>
        </table:table-row>
        <table:table-row table:style-name="ro1">
          <table:table-cell office:value-type="string">
            <text:p>Education</text:p>
          </table:table-cell>
          <table:table-cell office:value-type="float" office:value="87666">
            <text:p>87666</text:p>
          </table:table-cell>
          <table:table-cell office:value-type="float" office:value="126061">
            <text:p>126061</text:p>
          </table:table-cell>
          <table:table-cell office:value-type="float" office:value="96713">
            <text:p>96713</text:p>
          </table:table-cell>
          <table:table-cell office:value-type="float" office:value="74816">
            <text:p>74816</text:p>
          </table:table-cell>
          <table:table-cell office:value-type="float" office:value="87352">
            <text:p>87352</text:p>
          </table:table-cell>
          <table:table-cell office:value-type="float" office:value="104936">
            <text:p>104936</text:p>
          </table:table-cell>
          <table:table-cell office:value-type="float" office:value="113374">
            <text:p>113374</text:p>
          </table:table-cell>
          <table:table-cell office:value-type="float" office:value="118048">
            <text:p>118048</text:p>
          </table:table-cell>
          <table:table-cell office:value-type="float" office:value="123045">
            <text:p>123045</text:p>
          </table:table-cell>
          <table:table-cell office:value-type="float" office:value="127829">
            <text:p>127829</text:p>
          </table:table-cell>
          <table:table-cell office:value-type="float" office:value="135189">
            <text:p>135189</text:p>
          </table:table-cell>
          <table:table-cell office:value-type="float" office:value="147883">
            <text:p>147883</text:p>
          </table:table-cell>
          <table:table-cell office:value-type="float" office:value="162345">
            <text:p>162345</text:p>
          </table:table-cell>
          <table:table-cell office:value-type="float" office:value="167490">
            <text:p>167490</text:p>
          </table:table-cell>
          <table:table-cell office:value-type="float" office:value="174620">
            <text:p>174620</text:p>
          </table:table-cell>
          <table:table-cell office:value-type="float" office:value="176572">
            <text:p>176572</text:p>
          </table:table-cell>
          <table:table-cell/>
        </table:table-row>
        <table:table-row table:style-name="ro1">
          <table:table-cell office:value-type="string">
            <text:p>Engineering</text:p>
          </table:table-cell>
          <table:table-cell office:value-type="float" office:value="16813">
            <text:p>16813</text:p>
          </table:table-cell>
          <table:table-cell office:value-type="float" office:value="16472">
            <text:p>16472</text:p>
          </table:table-cell>
          <table:table-cell office:value-type="float" office:value="16893">
            <text:p>16893</text:p>
          </table:table-cell>
          <table:table-cell office:value-type="float" office:value="21529">
            <text:p>21529</text:p>
          </table:table-cell>
          <table:table-cell office:value-type="float" office:value="24454">
            <text:p>24454</text:p>
          </table:table-cell>
          <table:table-cell office:value-type="float" office:value="26892">
            <text:p>26892</text:p>
          </table:table-cell>
          <table:table-cell office:value-type="float" office:value="25146">
            <text:p>25146</text:p>
          </table:table-cell>
          <table:table-cell office:value-type="float" office:value="24734">
            <text:p>24734</text:p>
          </table:table-cell>
          <table:table-cell office:value-type="float" office:value="24850">
            <text:p>24850</text:p>
          </table:table-cell>
          <table:table-cell office:value-type="float" office:value="25259">
            <text:p>25259</text:p>
          </table:table-cell>
          <table:table-cell office:value-type="float" office:value="24908">
            <text:p>24908</text:p>
          </table:table-cell>
          <table:table-cell office:value-type="float" office:value="28338">
            <text:p>28338</text:p>
          </table:table-cell>
          <table:table-cell office:value-type="float" office:value="32698">
            <text:p>32698</text:p>
          </table:table-cell>
          <table:table-cell office:value-type="float" office:value="32633">
            <text:p>32633</text:p>
          </table:table-cell>
          <table:table-cell office:value-type="float" office:value="30989">
            <text:p>30989</text:p>
          </table:table-cell>
          <table:table-cell office:value-type="float" office:value="29472">
            <text:p>29472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Doctor's degrees conferred by degree-granting institutions, by field of study: Selected years, 1970–71 through 2006–0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Field of Study</text:p>
          </table:table-cell>
          <table:table-cell office:value-type="string">
            <text:p>1970-71</text:p>
          </table:table-cell>
          <table:table-cell office:value-type="string">
            <text:p>1975-76</text:p>
          </table:table-cell>
          <table:table-cell office:value-type="string">
            <text:p>1980-81</text:p>
          </table:table-cell>
          <table:table-cell office:value-type="string">
            <text:p>1985-86</text:p>
          </table:table-cell>
          <table:table-cell office:value-type="string">
            <text:p>1990-91</text:p>
          </table:table-cell>
          <table:table-cell office:value-type="string">
            <text:p>1995-96</text:p>
          </table:table-cell>
          <table:table-cell office:value-type="string">
            <text:p>1997-98</text:p>
          </table:table-cell>
          <table:table-cell office:value-type="string">
            <text:p>1998-99</text:p>
          </table:table-cell>
          <table:table-cell office:value-type="string">
            <text:p>1999-2000</text:p>
          </table:table-cell>
          <table:table-cell office:value-type="string">
            <text:p>2000-01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-type="string">
            <text:p>2006-07</text:p>
          </table:table-cell>
          <table:table-cell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976">
            <text:p>1976</text:p>
          </table:table-cell>
          <table:table-cell office:value-type="float" office:value="1981">
            <text:p>1981</text:p>
          </table:table-cell>
          <table:table-cell office:value-type="float" office:value="1986">
            <text:p>1986</text:p>
          </table:table-cell>
          <table:table-cell office:value-type="float" office:value="1991">
            <text:p>1991</text:p>
          </table:table-cell>
          <table:table-cell office:value-type="float" office:value="1996">
            <text:p>1996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/>
        </table:table-row>
        <table:table-row table:style-name="ro1">
          <table:table-cell office:value-type="string">
            <text:p>Physical sciences &amp; science tech</text:p>
          </table:table-cell>
          <table:table-cell office:value-type="float" office:value="4324">
            <text:p>4324</text:p>
          </table:table-cell>
          <table:table-cell office:value-type="float" office:value="3388">
            <text:p>3388</text:p>
          </table:table-cell>
          <table:table-cell office:value-type="float" office:value="3105">
            <text:p>3105</text:p>
          </table:table-cell>
          <table:table-cell office:value-type="float" office:value="3521">
            <text:p>3521</text:p>
          </table:table-cell>
          <table:table-cell office:value-type="float" office:value="4248">
            <text:p>4248</text:p>
          </table:table-cell>
          <table:table-cell office:value-type="float" office:value="4512">
            <text:p>4512</text:p>
          </table:table-cell>
          <table:table-cell office:value-type="float" office:value="4520">
            <text:p>4520</text:p>
          </table:table-cell>
          <table:table-cell office:value-type="float" office:value="4142">
            <text:p>4142</text:p>
          </table:table-cell>
          <table:table-cell office:value-type="float" office:value="3963">
            <text:p>3963</text:p>
          </table:table-cell>
          <table:table-cell office:value-type="float" office:value="3911">
            <text:p>3911</text:p>
          </table:table-cell>
          <table:table-cell office:value-type="float" office:value="3760">
            <text:p>3760</text:p>
          </table:table-cell>
          <table:table-cell office:value-type="float" office:value="3858">
            <text:p>3858</text:p>
          </table:table-cell>
          <table:table-cell office:value-type="float" office:value="3815">
            <text:p>3815</text:p>
          </table:table-cell>
          <table:table-cell office:value-type="float" office:value="4114">
            <text:p>4114</text:p>
          </table:table-cell>
          <table:table-cell office:value-type="float" office:value="4489">
            <text:p>4489</text:p>
          </table:table-cell>
          <table:table-cell office:value-type="float" office:value="4846">
            <text:p>4846</text:p>
          </table:table-cell>
          <table:table-cell/>
        </table:table-row>
        <table:table-row table:style-name="ro1">
          <table:table-cell office:value-type="string">
            <text:p>Computer and information sciences</text:p>
          </table:table-cell>
          <table:table-cell office:value-type="float" office:value="128">
            <text:p>128</text:p>
          </table:table-cell>
          <table:table-cell office:value-type="float" office:value="244">
            <text:p>244</text:p>
          </table:table-cell>
          <table:table-cell office:value-type="float" office:value="252">
            <text:p>252</text:p>
          </table:table-cell>
          <table:table-cell office:value-type="float" office:value="344">
            <text:p>344</text:p>
          </table:table-cell>
          <table:table-cell office:value-type="float" office:value="676">
            <text:p>676</text:p>
          </table:table-cell>
          <table:table-cell office:value-type="float" office:value="869">
            <text:p>869</text:p>
          </table:table-cell>
          <table:table-cell office:value-type="float" office:value="858">
            <text:p>858</text:p>
          </table:table-cell>
          <table:table-cell office:value-type="float" office:value="801">
            <text:p>801</text:p>
          </table:table-cell>
          <table:table-cell office:value-type="float" office:value="779">
            <text:p>779</text:p>
          </table:table-cell>
          <table:table-cell office:value-type="float" office:value="768">
            <text:p>768</text:p>
          </table:table-cell>
          <table:table-cell office:value-type="float" office:value="752">
            <text:p>752</text:p>
          </table:table-cell>
          <table:table-cell office:value-type="float" office:value="816">
            <text:p>816</text:p>
          </table:table-cell>
          <table:table-cell office:value-type="float" office:value="909">
            <text:p>909</text:p>
          </table:table-cell>
          <table:table-cell office:value-type="float" office:value="1119">
            <text:p>1119</text:p>
          </table:table-cell>
          <table:table-cell office:value-type="float" office:value="1416">
            <text:p>1416</text:p>
          </table:table-cell>
          <table:table-cell office:value-type="float" office:value="1595">
            <text:p>1595</text:p>
          </table:table-cell>
          <table:table-cell/>
        </table:table-row>
        <table:table-row table:style-name="ro1">
          <table:table-cell office:value-type="string">
            <text:p>Mathematics and Statistics</text:p>
          </table:table-cell>
          <table:table-cell office:value-type="float" office:value="1199">
            <text:p>1199</text:p>
          </table:table-cell>
          <table:table-cell office:value-type="float" office:value="856">
            <text:p>856</text:p>
          </table:table-cell>
          <table:table-cell office:value-type="float" office:value="728">
            <text:p>728</text:p>
          </table:table-cell>
          <table:table-cell office:value-type="float" office:value="742">
            <text:p>742</text:p>
          </table:table-cell>
          <table:table-cell office:value-type="float" office:value="978">
            <text:p>978</text:p>
          </table:table-cell>
          <table:table-cell office:value-type="float" office:value="1158">
            <text:p>1158</text:p>
          </table:table-cell>
          <table:table-cell office:value-type="float" office:value="1215">
            <text:p>1215</text:p>
          </table:table-cell>
          <table:table-cell office:value-type="float" office:value="1090">
            <text:p>1090</text:p>
          </table:table-cell>
          <table:table-cell office:value-type="float" office:value="1075">
            <text:p>1075</text:p>
          </table:table-cell>
          <table:table-cell office:value-type="float" office:value="997">
            <text:p>997</text:p>
          </table:table-cell>
          <table:table-cell office:value-type="float" office:value="923">
            <text:p>923</text:p>
          </table:table-cell>
          <table:table-cell office:value-type="float" office:value="1007">
            <text:p>1007</text:p>
          </table:table-cell>
          <table:table-cell office:value-type="float" office:value="1060">
            <text:p>1060</text:p>
          </table:table-cell>
          <table:table-cell office:value-type="float" office:value="1176">
            <text:p>1176</text:p>
          </table:table-cell>
          <table:table-cell office:value-type="float" office:value="1293">
            <text:p>1293</text:p>
          </table:table-cell>
          <table:table-cell office:value-type="float" office:value="1351">
            <text:p>1351</text:p>
          </table:table-cell>
          <table:table-cell/>
        </table:table-row>
        <table:table-row table:style-name="ro1">
          <table:table-cell office:value-type="string">
            <text:p>Business</text:p>
          </table:table-cell>
          <table:table-cell office:value-type="float" office:value="774">
            <text:p>774</text:p>
          </table:table-cell>
          <table:table-cell office:value-type="float" office:value="906">
            <text:p>906</text:p>
          </table:table-cell>
          <table:table-cell office:value-type="float" office:value="808">
            <text:p>808</text:p>
          </table:table-cell>
          <table:table-cell office:value-type="float" office:value="923">
            <text:p>923</text:p>
          </table:table-cell>
          <table:table-cell office:value-type="float" office:value="85">
            <text:p>85</text:p>
          </table:table-cell>
          <table:table-cell office:value-type="float" office:value="1366">
            <text:p>1366</text:p>
          </table:table-cell>
          <table:table-cell office:value-type="float" office:value="1290">
            <text:p>1290</text:p>
          </table:table-cell>
          <table:table-cell office:value-type="float" office:value="1201">
            <text:p>1201</text:p>
          </table:table-cell>
          <table:table-cell office:value-type="float" office:value="1194">
            <text:p>1194</text:p>
          </table:table-cell>
          <table:table-cell office:value-type="float" office:value="1180">
            <text:p>1180</text:p>
          </table:table-cell>
          <table:table-cell office:value-type="float" office:value="1156">
            <text:p>1156</text:p>
          </table:table-cell>
          <table:table-cell office:value-type="float" office:value="1252">
            <text:p>1252</text:p>
          </table:table-cell>
          <table:table-cell office:value-type="float" office:value="1481">
            <text:p>1481</text:p>
          </table:table-cell>
          <table:table-cell office:value-type="float" office:value="1498">
            <text:p>1498</text:p>
          </table:table-cell>
          <table:table-cell office:value-type="float" office:value="1711">
            <text:p>1711</text:p>
          </table:table-cell>
          <table:table-cell office:value-type="float" office:value="2029">
            <text:p>2029</text:p>
          </table:table-cell>
          <table:table-cell/>
        </table:table-row>
        <table:table-row table:style-name="ro1">
          <table:table-cell office:value-type="string">
            <text:p>Education</text:p>
          </table:table-cell>
          <table:table-cell office:value-type="float" office:value="6041">
            <text:p>6041</text:p>
          </table:table-cell>
          <table:table-cell office:value-type="float" office:value="7202">
            <text:p>7202</text:p>
          </table:table-cell>
          <table:table-cell office:value-type="float" office:value="7279">
            <text:p>7279</text:p>
          </table:table-cell>
          <table:table-cell office:value-type="float" office:value="6610">
            <text:p>6610</text:p>
          </table:table-cell>
          <table:table-cell office:value-type="float" office:value="6189">
            <text:p>6189</text:p>
          </table:table-cell>
          <table:table-cell office:value-type="float" office:value="6246">
            <text:p>6246</text:p>
          </table:table-cell>
          <table:table-cell office:value-type="float" office:value="6261">
            <text:p>6261</text:p>
          </table:table-cell>
          <table:table-cell office:value-type="float" office:value="6394">
            <text:p>6394</text:p>
          </table:table-cell>
          <table:table-cell office:value-type="float" office:value="6409">
            <text:p>6409</text:p>
          </table:table-cell>
          <table:table-cell office:value-type="float" office:value="6284">
            <text:p>6284</text:p>
          </table:table-cell>
          <table:table-cell office:value-type="float" office:value="6549">
            <text:p>6549</text:p>
          </table:table-cell>
          <table:table-cell office:value-type="float" office:value="6832">
            <text:p>6832</text:p>
          </table:table-cell>
          <table:table-cell office:value-type="float" office:value="7088">
            <text:p>7088</text:p>
          </table:table-cell>
          <table:table-cell office:value-type="float" office:value="7681">
            <text:p>7681</text:p>
          </table:table-cell>
          <table:table-cell office:value-type="float" office:value="7584">
            <text:p>7584</text:p>
          </table:table-cell>
          <table:table-cell office:value-type="float" office:value="8261">
            <text:p>8261</text:p>
          </table:table-cell>
          <table:table-cell/>
        </table:table-row>
        <table:table-row table:style-name="ro1">
          <table:table-cell office:value-type="string">
            <text:p>Engineering</text:p>
          </table:table-cell>
          <table:table-cell office:value-type="float" office:value="3687">
            <text:p>3687</text:p>
          </table:table-cell>
          <table:table-cell office:value-type="float" office:value="2872">
            <text:p>2872</text:p>
          </table:table-cell>
          <table:table-cell office:value-type="float" office:value="2598">
            <text:p>2598</text:p>
          </table:table-cell>
          <table:table-cell office:value-type="float" office:value="3444">
            <text:p>3444</text:p>
          </table:table-cell>
          <table:table-cell office:value-type="float" office:value="5316">
            <text:p>5316</text:p>
          </table:table-cell>
          <table:table-cell office:value-type="float" office:value="6381">
            <text:p>6381</text:p>
          </table:table-cell>
          <table:table-cell office:value-type="float" office:value="5996">
            <text:p>5996</text:p>
          </table:table-cell>
          <table:table-cell office:value-type="float" office:value="5432">
            <text:p>5432</text:p>
          </table:table-cell>
          <table:table-cell office:value-type="float" office:value="5390">
            <text:p>5390</text:p>
          </table:table-cell>
          <table:table-cell office:value-type="float" office:value="5542">
            <text:p>5542</text:p>
          </table:table-cell>
          <table:table-cell office:value-type="float" office:value="5187">
            <text:p>5187</text:p>
          </table:table-cell>
          <table:table-cell office:value-type="float" office:value="5276">
            <text:p>5276</text:p>
          </table:table-cell>
          <table:table-cell office:value-type="float" office:value="5923">
            <text:p>5923</text:p>
          </table:table-cell>
          <table:table-cell office:value-type="float" office:value="6547">
            <text:p>6547</text:p>
          </table:table-cell>
          <table:table-cell office:value-type="float" office:value="7396">
            <text:p>7396</text:p>
          </table:table-cell>
          <table:table-cell office:value-type="float" office:value="8062">
            <text:p>8062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Graduate degrees conferred by degree-granting institutions, by field of study: Selected years, 1970-71 through 2006-0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Field of Study</text:p>
          </table:table-cell>
          <table:table-cell office:value-type="string">
            <text:p>1970-71</text:p>
          </table:table-cell>
          <table:table-cell office:value-type="string">
            <text:p>1975-76</text:p>
          </table:table-cell>
          <table:table-cell office:value-type="string">
            <text:p>1980-81</text:p>
          </table:table-cell>
          <table:table-cell office:value-type="string">
            <text:p>1985-86</text:p>
          </table:table-cell>
          <table:table-cell office:value-type="string">
            <text:p>1990-91</text:p>
          </table:table-cell>
          <table:table-cell office:value-type="string">
            <text:p>1995-96</text:p>
          </table:table-cell>
          <table:table-cell office:value-type="string">
            <text:p>1997-98</text:p>
          </table:table-cell>
          <table:table-cell office:value-type="string">
            <text:p>1998-99</text:p>
          </table:table-cell>
          <table:table-cell office:value-type="string">
            <text:p>1999-2000</text:p>
          </table:table-cell>
          <table:table-cell office:value-type="string">
            <text:p>2000-01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-type="string">
            <text:p>2006-07</text:p>
          </table:table-cell>
          <table:table-cell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976">
            <text:p>1976</text:p>
          </table:table-cell>
          <table:table-cell office:value-type="float" office:value="1981">
            <text:p>1981</text:p>
          </table:table-cell>
          <table:table-cell office:value-type="float" office:value="1986">
            <text:p>1986</text:p>
          </table:table-cell>
          <table:table-cell office:value-type="float" office:value="1991">
            <text:p>1991</text:p>
          </table:table-cell>
          <table:table-cell office:value-type="float" office:value="1996">
            <text:p>1996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/>
        </table:table-row>
        <table:table-row table:style-name="ro1">
          <table:table-cell office:value-type="string">
            <text:p>Physical sciences &amp; science tech</text:p>
          </table:table-cell>
          <table:table-cell table:formula="of:=[.B43]+[.B54]" office:value-type="float" office:value="10660">
            <text:p>10660</text:p>
          </table:table-cell>
          <table:table-cell table:formula="of:=[.C43]+[.C54]" office:value-type="float" office:value="8816">
            <text:p>8816</text:p>
          </table:table-cell>
          <table:table-cell table:formula="of:=[.D43]+[.D54]" office:value-type="float" office:value="8351">
            <text:p>8351</text:p>
          </table:table-cell>
          <table:table-cell table:formula="of:=[.E43]+[.E54]" office:value-type="float" office:value="9381">
            <text:p>9381</text:p>
          </table:table-cell>
          <table:table-cell table:formula="of:=[.F43]+[.F54]" office:value-type="float" office:value="9529">
            <text:p>9529</text:p>
          </table:table-cell>
          <table:table-cell table:formula="of:=[.G43]+[.G54]" office:value-type="float" office:value="10319">
            <text:p>10319</text:p>
          </table:table-cell>
          <table:table-cell table:formula="of:=[.H43]+[.H54]" office:value-type="float" office:value="9848">
            <text:p>9848</text:p>
          </table:table-cell>
          <table:table-cell table:formula="of:=[.I43]+[.I54]" office:value-type="float" office:value="9266">
            <text:p>9266</text:p>
          </table:table-cell>
          <table:table-cell table:formula="of:=[.J43]+[.J54]" office:value-type="float" office:value="8773">
            <text:p>8773</text:p>
          </table:table-cell>
          <table:table-cell table:formula="of:=[.K43]+[.K54]" office:value-type="float" office:value="8960">
            <text:p>8960</text:p>
          </table:table-cell>
          <table:table-cell table:formula="of:=[.L43]+[.L54]" office:value-type="float" office:value="8772">
            <text:p>8772</text:p>
          </table:table-cell>
          <table:table-cell table:formula="of:=[.M43]+[.M54]" office:value-type="float" office:value="8967">
            <text:p>8967</text:p>
          </table:table-cell>
          <table:table-cell table:formula="of:=[.N43]+[.N54]" office:value-type="float" office:value="9385">
            <text:p>9385</text:p>
          </table:table-cell>
          <table:table-cell table:formula="of:=[.O43]+[.O54]" office:value-type="float" office:value="9792">
            <text:p>9792</text:p>
          </table:table-cell>
          <table:table-cell table:formula="of:=[.P43]+[.P54]" office:value-type="float" office:value="10411">
            <text:p>10411</text:p>
          </table:table-cell>
          <table:table-cell table:formula="of:=[.Q43]+[.Q54]" office:value-type="float" office:value="10685">
            <text:p>10685</text:p>
          </table:table-cell>
          <table:table-cell/>
        </table:table-row>
        <table:table-row table:style-name="ro1">
          <table:table-cell office:value-type="string">
            <text:p>Computer and information sciences</text:p>
          </table:table-cell>
          <table:table-cell table:formula="of:=[.B44]+[.B55]" office:value-type="float" office:value="1716">
            <text:p>1716</text:p>
          </table:table-cell>
          <table:table-cell table:formula="of:=[.C44]+[.C55]" office:value-type="float" office:value="2847">
            <text:p>2847</text:p>
          </table:table-cell>
          <table:table-cell table:formula="of:=[.D44]+[.D55]" office:value-type="float" office:value="4470">
            <text:p>4470</text:p>
          </table:table-cell>
          <table:table-cell table:formula="of:=[.E44]+[.E55]" office:value-type="float" office:value="8414">
            <text:p>8414</text:p>
          </table:table-cell>
          <table:table-cell table:formula="of:=[.F44]+[.F55]" office:value-type="float" office:value="10000">
            <text:p>10000</text:p>
          </table:table-cell>
          <table:table-cell table:formula="of:=[.G44]+[.G55]" office:value-type="float" office:value="11448">
            <text:p>11448</text:p>
          </table:table-cell>
          <table:table-cell table:formula="of:=[.H44]+[.H55]" office:value-type="float" office:value="12623">
            <text:p>12623</text:p>
          </table:table-cell>
          <table:table-cell table:formula="of:=[.I44]+[.I55]" office:value-type="float" office:value="13659">
            <text:p>13659</text:p>
          </table:table-cell>
          <table:table-cell table:formula="of:=[.J44]+[.J55]" office:value-type="float" office:value="15769">
            <text:p>15769</text:p>
          </table:table-cell>
          <table:table-cell table:formula="of:=[.K44]+[.K55]" office:value-type="float" office:value="17679">
            <text:p>17679</text:p>
          </table:table-cell>
          <table:table-cell table:formula="of:=[.L44]+[.L55]" office:value-type="float" office:value="17925">
            <text:p>17925</text:p>
          </table:table-cell>
          <table:table-cell table:formula="of:=[.M44]+[.M55]" office:value-type="float" office:value="20325">
            <text:p>20325</text:p>
          </table:table-cell>
          <table:table-cell table:formula="of:=[.N44]+[.N55]" office:value-type="float" office:value="21052">
            <text:p>21052</text:p>
          </table:table-cell>
          <table:table-cell table:formula="of:=[.O44]+[.O55]" office:value-type="float" office:value="19535">
            <text:p>19535</text:p>
          </table:table-cell>
          <table:table-cell table:formula="of:=[.P44]+[.P55]" office:value-type="float" office:value="18471">
            <text:p>18471</text:p>
          </table:table-cell>
          <table:table-cell table:formula="of:=[.Q44]+[.Q55]" office:value-type="float" office:value="17827">
            <text:p>17827</text:p>
          </table:table-cell>
          <table:table-cell/>
        </table:table-row>
        <table:table-row table:style-name="ro1">
          <table:table-cell office:value-type="string">
            <text:p>Mathematics and Statistics</text:p>
          </table:table-cell>
          <table:table-cell table:formula="of:=[.B45]+[.B56]" office:value-type="float" office:value="6390">
            <text:p>6390</text:p>
          </table:table-cell>
          <table:table-cell table:formula="of:=[.C45]+[.C56]" office:value-type="float" office:value="4713">
            <text:p>4713</text:p>
          </table:table-cell>
          <table:table-cell table:formula="of:=[.D45]+[.D56]" office:value-type="float" office:value="3295">
            <text:p>3295</text:p>
          </table:table-cell>
          <table:table-cell table:formula="of:=[.E45]+[.E56]" office:value-type="float" office:value="3873">
            <text:p>3873</text:p>
          </table:table-cell>
          <table:table-cell table:formula="of:=[.F45]+[.F56]" office:value-type="float" office:value="4527">
            <text:p>4527</text:p>
          </table:table-cell>
          <table:table-cell table:formula="of:=[.G45]+[.G56]" office:value-type="float" office:value="4809">
            <text:p>4809</text:p>
          </table:table-cell>
          <table:table-cell table:formula="of:=[.H45]+[.H56]" office:value-type="float" office:value="4624">
            <text:p>4624</text:p>
          </table:table-cell>
          <table:table-cell table:formula="of:=[.I45]+[.I56]" office:value-type="float" office:value="4376">
            <text:p>4376</text:p>
          </table:table-cell>
          <table:table-cell table:formula="of:=[.J45]+[.J56]" office:value-type="float" office:value="4283">
            <text:p>4283</text:p>
          </table:table-cell>
          <table:table-cell table:formula="of:=[.K45]+[.K56]" office:value-type="float" office:value="4206">
            <text:p>4206</text:p>
          </table:table-cell>
          <table:table-cell table:formula="of:=[.L45]+[.L56]" office:value-type="float" office:value="4273">
            <text:p>4273</text:p>
          </table:table-cell>
          <table:table-cell table:formula="of:=[.M45]+[.M56]" office:value-type="float" office:value="4627">
            <text:p>4627</text:p>
          </table:table-cell>
          <table:table-cell table:formula="of:=[.N45]+[.N56]" office:value-type="float" office:value="5251">
            <text:p>5251</text:p>
          </table:table-cell>
          <table:table-cell table:formula="of:=[.O45]+[.O56]" office:value-type="float" office:value="5653">
            <text:p>5653</text:p>
          </table:table-cell>
          <table:table-cell table:formula="of:=[.P45]+[.P56]" office:value-type="float" office:value="6023">
            <text:p>6023</text:p>
          </table:table-cell>
          <table:table-cell table:formula="of:=[.Q45]+[.Q56]" office:value-type="float" office:value="6235">
            <text:p>6235</text:p>
          </table:table-cell>
          <table:table-cell/>
        </table:table-row>
        <table:table-row table:style-name="ro1">
          <table:table-cell office:value-type="string">
            <text:p>Business</text:p>
          </table:table-cell>
          <table:table-cell table:formula="of:=[.B46]+[.B57]" office:value-type="float" office:value="27264">
            <text:p>27264</text:p>
          </table:table-cell>
          <table:table-cell table:formula="of:=[.C46]+[.C57]" office:value-type="float" office:value="43498">
            <text:p>43498</text:p>
          </table:table-cell>
          <table:table-cell table:formula="of:=[.D46]+[.D57]" office:value-type="float" office:value="58696">
            <text:p>58696</text:p>
          </table:table-cell>
          <table:table-cell table:formula="of:=[.E46]+[.E57]" office:value-type="float" office:value="67599">
            <text:p>67599</text:p>
          </table:table-cell>
          <table:table-cell table:formula="of:=[.F46]+[.F57]" office:value-type="float" office:value="78340">
            <text:p>78340</text:p>
          </table:table-cell>
          <table:table-cell table:formula="of:=[.G46]+[.G57]" office:value-type="float" office:value="94920">
            <text:p>94920</text:p>
          </table:table-cell>
          <table:table-cell table:formula="of:=[.H46]+[.H57]" office:value-type="float" office:value="102942">
            <text:p>102942</text:p>
          </table:table-cell>
          <table:table-cell table:formula="of:=[.I46]+[.I57]" office:value-type="float" office:value="108678">
            <text:p>108678</text:p>
          </table:table-cell>
          <table:table-cell table:formula="of:=[.J46]+[.J57]" office:value-type="float" office:value="112726">
            <text:p>112726</text:p>
          </table:table-cell>
          <table:table-cell table:formula="of:=[.K46]+[.K57]" office:value-type="float" office:value="116782">
            <text:p>116782</text:p>
          </table:table-cell>
          <table:table-cell table:formula="of:=[.L46]+[.L57]" office:value-type="float" office:value="120881">
            <text:p>120881</text:p>
          </table:table-cell>
          <table:table-cell table:formula="of:=[.M46]+[.M57]" office:value-type="float" office:value="128937">
            <text:p>128937</text:p>
          </table:table-cell>
          <table:table-cell table:formula="of:=[.N46]+[.N57]" office:value-type="float" office:value="140828">
            <text:p>140828</text:p>
          </table:table-cell>
          <table:table-cell table:formula="of:=[.O46]+[.O57]" office:value-type="float" office:value="144115">
            <text:p>144115</text:p>
          </table:table-cell>
          <table:table-cell table:formula="of:=[.P46]+[.P57]" office:value-type="float" office:value="148117">
            <text:p>148117</text:p>
          </table:table-cell>
          <table:table-cell table:formula="of:=[.Q46]+[.Q57]" office:value-type="float" office:value="152240">
            <text:p>152240</text:p>
          </table:table-cell>
          <table:table-cell/>
        </table:table-row>
        <table:table-row table:style-name="ro1">
          <table:table-cell office:value-type="string">
            <text:p>Education</text:p>
          </table:table-cell>
          <table:table-cell table:formula="of:=[.B47]+[.B58]" office:value-type="float" office:value="93707">
            <text:p>93707</text:p>
          </table:table-cell>
          <table:table-cell table:formula="of:=[.C47]+[.C58]" office:value-type="float" office:value="133263">
            <text:p>133263</text:p>
          </table:table-cell>
          <table:table-cell table:formula="of:=[.D47]+[.D58]" office:value-type="float" office:value="103992">
            <text:p>103992</text:p>
          </table:table-cell>
          <table:table-cell table:formula="of:=[.E47]+[.E58]" office:value-type="float" office:value="81426">
            <text:p>81426</text:p>
          </table:table-cell>
          <table:table-cell table:formula="of:=[.F47]+[.F58]" office:value-type="float" office:value="93541">
            <text:p>93541</text:p>
          </table:table-cell>
          <table:table-cell table:formula="of:=[.G47]+[.G58]" office:value-type="float" office:value="111182">
            <text:p>111182</text:p>
          </table:table-cell>
          <table:table-cell table:formula="of:=[.H47]+[.H58]" office:value-type="float" office:value="119635">
            <text:p>119635</text:p>
          </table:table-cell>
          <table:table-cell table:formula="of:=[.I47]+[.I58]" office:value-type="float" office:value="124442">
            <text:p>124442</text:p>
          </table:table-cell>
          <table:table-cell table:formula="of:=[.J47]+[.J58]" office:value-type="float" office:value="129454">
            <text:p>129454</text:p>
          </table:table-cell>
          <table:table-cell table:formula="of:=[.K47]+[.K58]" office:value-type="float" office:value="134113">
            <text:p>134113</text:p>
          </table:table-cell>
          <table:table-cell table:formula="of:=[.L47]+[.L58]" office:value-type="float" office:value="141738">
            <text:p>141738</text:p>
          </table:table-cell>
          <table:table-cell table:formula="of:=[.M47]+[.M58]" office:value-type="float" office:value="154715">
            <text:p>154715</text:p>
          </table:table-cell>
          <table:table-cell table:formula="of:=[.N47]+[.N58]" office:value-type="float" office:value="169433">
            <text:p>169433</text:p>
          </table:table-cell>
          <table:table-cell table:formula="of:=[.O47]+[.O58]" office:value-type="float" office:value="175171">
            <text:p>175171</text:p>
          </table:table-cell>
          <table:table-cell table:formula="of:=[.P47]+[.P58]" office:value-type="float" office:value="182204">
            <text:p>182204</text:p>
          </table:table-cell>
          <table:table-cell table:formula="of:=[.Q47]+[.Q58]" office:value-type="float" office:value="184833">
            <text:p>184833</text:p>
          </table:table-cell>
          <table:table-cell/>
        </table:table-row>
        <table:table-row table:style-name="ro1">
          <table:table-cell office:value-type="string">
            <text:p>Engineering</text:p>
          </table:table-cell>
          <table:table-cell table:formula="of:=[.B48]+[.B59]" office:value-type="float" office:value="20500">
            <text:p>20500</text:p>
          </table:table-cell>
          <table:table-cell table:formula="of:=[.C48]+[.C59]" office:value-type="float" office:value="19344">
            <text:p>19344</text:p>
          </table:table-cell>
          <table:table-cell table:formula="of:=[.D48]+[.D59]" office:value-type="float" office:value="19491">
            <text:p>19491</text:p>
          </table:table-cell>
          <table:table-cell table:formula="of:=[.E48]+[.E59]" office:value-type="float" office:value="24973">
            <text:p>24973</text:p>
          </table:table-cell>
          <table:table-cell table:formula="of:=[.F48]+[.F59]" office:value-type="float" office:value="29770">
            <text:p>29770</text:p>
          </table:table-cell>
          <table:table-cell table:formula="of:=[.G48]+[.G59]" office:value-type="float" office:value="33273">
            <text:p>33273</text:p>
          </table:table-cell>
          <table:table-cell table:formula="of:=[.H48]+[.H59]" office:value-type="float" office:value="31142">
            <text:p>31142</text:p>
          </table:table-cell>
          <table:table-cell table:formula="of:=[.I48]+[.I59]" office:value-type="float" office:value="30166">
            <text:p>30166</text:p>
          </table:table-cell>
          <table:table-cell table:formula="of:=[.J48]+[.J59]" office:value-type="float" office:value="30240">
            <text:p>30240</text:p>
          </table:table-cell>
          <table:table-cell table:formula="of:=[.K48]+[.K59]" office:value-type="float" office:value="30801">
            <text:p>30801</text:p>
          </table:table-cell>
          <table:table-cell table:formula="of:=[.L48]+[.L59]" office:value-type="float" office:value="30095">
            <text:p>30095</text:p>
          </table:table-cell>
          <table:table-cell table:formula="of:=[.M48]+[.M59]" office:value-type="float" office:value="33614">
            <text:p>33614</text:p>
          </table:table-cell>
          <table:table-cell table:formula="of:=[.N48]+[.N59]" office:value-type="float" office:value="38621">
            <text:p>38621</text:p>
          </table:table-cell>
          <table:table-cell table:formula="of:=[.O48]+[.O59]" office:value-type="float" office:value="39180">
            <text:p>39180</text:p>
          </table:table-cell>
          <table:table-cell table:formula="of:=[.P48]+[.P59]" office:value-type="float" office:value="38385">
            <text:p>38385</text:p>
          </table:table-cell>
          <table:table-cell table:formula="of:=[.Q48]+[.Q59]" office:value-type="float" office:value="37534">
            <text:p>37534</text:p>
          </table:table-cell>
          <table:table-cell/>
        </table:table-row>
        <table:table-row table:style-name="ro1">
          <table:table-cell/>
          <table:table-cell>
            <draw:frame table:end-cell-address="Sheet1.N98" table:end-x="0.1429in" table:end-y="0.1303in" draw:z-index="1" draw:style-name="gr1" svg:width="10.7701in" svg:height="4.7402in" svg:x="0.0409in" svg:y="0.1724in">
              <draw:object draw:notify-on-update-of-ranges="Sheet1.B63:Sheet1.Q63 Sheet1.A68:Sheet1.A68 Sheet1.B68:Sheet1.Q68 Sheet1.A69:Sheet1.A69 Sheet1.B69:Sheet1.Q69 Sheet1.A65:Sheet1.A65 Sheet1.B65:Sheet1.Q65 Sheet1.A66:Sheet1.A66 Sheet1.B66:Sheet1.Q66 Sheet1.A67:Sheet1.A67 Sheet1.B67:Sheet1.Q67 Sheet1.A70:Sheet1.A70 Sheet1.B70:Sheet1.Q7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  <table:table-cell>
            <draw:frame table:end-cell-address="Sheet1.Z88" table:end-x="0.6343in" table:end-y="0.1614in" draw:z-index="3" draw:style-name="gr1" svg:width="11in" svg:height="3in" svg:x="0.3028in" svg:y="0.1724in">
              <draw:object draw:notify-on-update-of-ranges="Sheet1.J63:Sheet1.Q63 Sheet1.A68:Sheet1.A68 Sheet1.J68:Sheet1.Q68 Sheet1.A69:Sheet1.A69 Sheet1.J69:Sheet1.Q69 Sheet1.A65:Sheet1.A65 Sheet1.J65:Sheet1.Q65 Sheet1.A66:Sheet1.A66 Sheet1.J66:Sheet1.Q66 Sheet1.A67:Sheet1.A67 Sheet1.J67:Sheet1.Q67 Sheet1.A70:Sheet1.A70 Sheet1.J70:Sheet1.Q7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7">02/07/2010</text:date>, <text:time>15:2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Smith</meta:initial-creator>
    <meta:creation-date>2010-02-07T12:54:33</meta:creation-date>
    <dc:date>2010-02-07T15:22:58</dc:date>
    <dc:creator>Jesse Amundsen</dc:creator>
    <meta:editing-duration>PT01H42M37S</meta:editing-duration>
    <meta:editing-cycles>10</meta:editing-cycles>
    <meta:generator>OpenOffice.org/3.1$Linux OpenOffice.org_project/310m19$Build-9420</meta:generator>
    <meta:document-statistic meta:table-count="3" meta:cell-count="5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'Akzidenz Grotesk CE Light'" style:font-style-name="Bold" fo:font-size="13pt" fo:font-weight="100" style:font-size-asian="13pt" style:font-size-complex="13pt"/>
    </style:style>
    <style:style style:name="ch3" style:family="chart">
      <style:chart-properties chart:auto-position="true"/>
      <style:text-properties fo:font-family="'Akzidenz Grotesk CE Light'" style:font-style-name="Bold" fo:font-size="11pt" fo:font-weight="100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Akzidenz Grotesk CE Light'" style:font-style-name="Bold" fo:font-size="8pt" fo:font-weight="100" style:font-size-asian="8pt" style:font-size-complex="8pt"/>
    </style:style>
    <style:style style:name="ch5" style:family="chart">
      <style:chart-properties chart:percentage="true" chart:connect-bars="false" chart:include-hidden-cells="false" chart:auto-position="true" chart:auto-size="true" chart:treat-empty-cells="use-zero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 style:rotation-angle="45"/>
      <style:graphic-properties svg:stroke-color="#b3b3b3"/>
      <style:text-properties fo:font-family="'Akzidenz Grotesk CE Light'" style:font-style-name="Bold" fo:font-size="8pt" fo:font-weight="100" style:font-size-asian="8pt" style:font-size-complex="8pt"/>
    </style:style>
    <style:style style:name="ch7" style:family="chart">
      <style:chart-properties chart:auto-position="true"/>
      <style:text-properties fo:font-family="'Akzidenz Grotesk CE Light'" style:font-style-name="Bold" fo:font-size="9pt" fo:font-weight="100" style:font-size-asian="9pt" style:font-size-complex="9pt"/>
    </style:style>
    <style:style style:name="ch8" style:family="chart" style:data-style-name="N501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family="'Akzidenz Grotesk CE Light'" style:font-style-name="Bold" fo:font-size="8pt" fo:font-weight="100" style:font-size-asian="8pt" style:font-size-complex="8pt"/>
    </style:style>
    <style:style style:name="ch9" style:family="chart">
      <style:chart-properties chart:auto-position="true" style:rotation-angle="90"/>
      <style:text-properties fo:font-family="'Akzidenz Grotesk CE Light'" style:font-style-name="Bold" fo:font-size="9pt" fo:font-weight="100" style:font-size-asian="9pt" style:font-size-complex="9pt"/>
    </style:style>
    <style:style style:name="ch10" style:family="chart">
      <style:graphic-properties draw:fill-color="#579d1c" dr3d:edge-rounding="5%"/>
      <style:text-properties fo:font-size="6pt" style:font-size-asian="6pt" style:font-size-complex="6pt"/>
    </style:style>
    <style:style style:name="ch11" style:family="chart">
      <style:graphic-properties draw:fill-color="#7e0021" dr3d:edge-rounding="5%"/>
      <style:text-properties fo:font-size="6pt" style:font-size-asian="6pt" style:font-size-complex="6pt"/>
    </style:style>
    <style:style style:name="ch12" style:family="chart">
      <style:graphic-properties draw:fill-color="#004586" dr3d:edge-rounding="5%"/>
      <style:text-properties fo:font-size="6pt" style:font-size-asian="6pt" style:font-size-complex="6pt"/>
    </style:style>
    <style:style style:name="ch13" style:family="chart">
      <style:graphic-properties draw:fill-color="#ff420e" dr3d:edge-rounding="5%"/>
      <style:text-properties fo:font-size="6pt" style:font-size-asian="6pt" style:font-size-complex="6pt"/>
    </style:style>
    <style:style style:name="ch14" style:family="chart">
      <style:graphic-properties draw:fill-color="#ffd320" dr3d:edge-rounding="5%"/>
      <style:text-properties fo:font-size="6pt" style:font-size-asian="6pt" style:font-size-complex="6pt"/>
    </style:style>
    <style:style style:name="ch15" style:family="chart">
      <style:graphic-properties draw:fill-color="#83caff" dr3d:edge-rounding="5%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7.347cm" svg:height="12.041cm" chart:class="chart:area" chart:row-mapping="3 4 0 1 2 5" chart:style-name="ch1">
        <chart:title svg:x="3.142cm" svg:y="0.241cm" chart:style-name="ch2">
          <text:p>Bachelor's degrees conferred by degree-granting instutions for selected fields of study (relative percent)</text:p>
        </chart:title>
        <chart:subtitle svg:x="10.008cm" svg:y="1.01cm" chart:style-name="ch3">
          <text:p>Selected years, 1970-71 through 2006-07</text:p>
        </chart:subtitle>
        <chart:legend chart:legend-position="bottom" svg:x="6.501cm" svg:y="10.862cm" chart:style-name="ch4"/>
        <chart:plot-area chart:style-name="ch5" table:cell-range-address="Sheet1.B3:Sheet1.R3 Sheet1.A5:Sheet1.R10" chart:data-source-has-labels="both" svg:x="0.891cm" svg:y="1.701cm" svg:width="25.364cm" svg:height="8.883cm">
          <chart:axis chart:dimension="x" chart:name="primary-x" chart:style-name="ch6">
            <chart:title svg:x="12.787cm" svg:y="10.252cm" chart:style-name="ch7">
              <text:p>Year conferred</text:p>
            </chart:title>
            <chart:categories table:cell-range-address="Sheet1.B3:Sheet1.R3"/>
          </chart:axis>
          <chart:axis chart:dimension="y" chart:name="primary-y" chart:style-name="ch8">
            <chart:title svg:x="0.547cm" svg:y="8.052cm" chart:style-name="ch9">
              <text:p>Percent of total selected fields</text:p>
            </chart:title>
          </chart:axis>
          <chart:series chart:style-name="ch10" chart:values-cell-range-address="Sheet1.B8:Sheet1.R8" chart:label-cell-address="Sheet1.A8:Sheet1.A8" chart:class="chart:area">
            <chart:data-point chart:repeated="17"/>
          </chart:series>
          <chart:series chart:style-name="ch11" chart:values-cell-range-address="Sheet1.B9:Sheet1.R9" chart:label-cell-address="Sheet1.A9:Sheet1.A9" chart:class="chart:area">
            <chart:data-point chart:repeated="17"/>
          </chart:series>
          <chart:series chart:style-name="ch12" chart:values-cell-range-address="Sheet1.B5:Sheet1.R5" chart:label-cell-address="Sheet1.A5:Sheet1.A5" chart:class="chart:area">
            <chart:data-point chart:repeated="17"/>
          </chart:series>
          <chart:series chart:style-name="ch13" chart:values-cell-range-address="Sheet1.B6:Sheet1.R6" chart:label-cell-address="Sheet1.A6:Sheet1.A6" chart:class="chart:area">
            <chart:data-point chart:repeated="17"/>
          </chart:series>
          <chart:series chart:style-name="ch14" chart:values-cell-range-address="Sheet1.B7:Sheet1.R7" chart:label-cell-address="Sheet1.A7:Sheet1.A7" chart:class="chart:area">
            <chart:data-point chart:repeated="17"/>
          </chart:series>
          <chart:series chart:style-name="ch15" chart:values-cell-range-address="Sheet1.B10:Sheet1.R10" chart:label-cell-address="Sheet1.A10:Sheet1.A10" chart:class="chart:area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R3">1970-71</text:p>
              </table:table-cell>
              <table:table-cell office:value-type="string">
                <text:p>1975-76</text:p>
              </table:table-cell>
              <table:table-cell office:value-type="string">
                <text:p>1980-81</text:p>
              </table:table-cell>
              <table:table-cell office:value-type="string">
                <text:p>1985-86</text:p>
              </table:table-cell>
              <table:table-cell office:value-type="string">
                <text:p>1990-91</text:p>
              </table:table-cell>
              <table:table-cell office:value-type="string">
                <text:p>1995-96</text:p>
              </table:table-cell>
              <table:table-cell office:value-type="string">
                <text:p>1996-97</text:p>
              </table:table-cell>
              <table:table-cell office:value-type="string">
                <text:p>1997-98</text:p>
              </table:table-cell>
              <table:table-cell office:value-type="string">
                <text:p>1998-99</text:p>
              </table:table-cell>
              <table:table-cell office:value-type="string">
                <text:p>1999-2000</text:p>
              </table:table-cell>
              <table:table-cell office:value-type="string">
                <text:p>2000-01</text:p>
              </table:table-cell>
              <table:table-cell office:value-type="string">
                <text:p>2001-02</text:p>
              </table:table-cell>
              <table:table-cell office:value-type="string">
                <text:p>2002-03</text:p>
              </table:table-cell>
              <table:table-cell office:value-type="string">
                <text:p>2003-04</text:p>
              </table:table-cell>
              <table:table-cell office:value-type="string">
                <text:p>2004-05</text:p>
              </table:table-cell>
              <table:table-cell office:value-type="string">
                <text:p>2005-06</text:p>
              </table:table-cell>
              <table:table-cell office:value-type="string">
                <text:p>2006-07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8">Business</text:p>
              </table:table-cell>
              <table:table-cell office:value-type="float" office:value="115396">
                <text:p text:id="Sheet1.B8:Sheet1.R8">115396</text:p>
              </table:table-cell>
              <table:table-cell office:value-type="float" office:value="143171">
                <text:p>143171</text:p>
              </table:table-cell>
              <table:table-cell office:value-type="float" office:value="200521">
                <text:p>200521</text:p>
              </table:table-cell>
              <table:table-cell office:value-type="float" office:value="136700">
                <text:p>136700</text:p>
              </table:table-cell>
              <table:table-cell office:value-type="float" office:value="249165">
                <text:p>249165</text:p>
              </table:table-cell>
              <table:table-cell office:value-type="float" office:value="226623">
                <text:p>226623</text:p>
              </table:table-cell>
              <table:table-cell office:value-type="float" office:value="225934">
                <text:p>225934</text:p>
              </table:table-cell>
              <table:table-cell office:value-type="float" office:value="232079">
                <text:p>232079</text:p>
              </table:table-cell>
              <table:table-cell office:value-type="float" office:value="240947">
                <text:p>240947</text:p>
              </table:table-cell>
              <table:table-cell office:value-type="float" office:value="256070">
                <text:p>256070</text:p>
              </table:table-cell>
              <table:table-cell office:value-type="float" office:value="263515">
                <text:p>263515</text:p>
              </table:table-cell>
              <table:table-cell office:value-type="float" office:value="278217">
                <text:p>278217</text:p>
              </table:table-cell>
              <table:table-cell office:value-type="float" office:value="293391">
                <text:p>293391</text:p>
              </table:table-cell>
              <table:table-cell office:value-type="float" office:value="307149">
                <text:p>307149</text:p>
              </table:table-cell>
              <table:table-cell office:value-type="float" office:value="311574">
                <text:p>311574</text:p>
              </table:table-cell>
              <table:table-cell office:value-type="float" office:value="318042">
                <text:p>318042</text:p>
              </table:table-cell>
              <table:table-cell office:value-type="float" office:value="327531">
                <text:p>327531</text:p>
              </table:table-cell>
            </table:table-row>
            <table:table-row>
              <table:table-cell office:value-type="string">
                <text:p text:id="Sheet1.A9:Sheet1.A9">Education</text:p>
              </table:table-cell>
              <table:table-cell office:value-type="float" office:value="176307">
                <text:p text:id="Sheet1.B9:Sheet1.R9">176307</text:p>
              </table:table-cell>
              <table:table-cell office:value-type="float" office:value="154437">
                <text:p>154437</text:p>
              </table:table-cell>
              <table:table-cell office:value-type="float" office:value="108074">
                <text:p>108074</text:p>
              </table:table-cell>
              <table:table-cell office:value-type="float" office:value="87147">
                <text:p>87147</text:p>
              </table:table-cell>
              <table:table-cell office:value-type="float" office:value="110807">
                <text:p>110807</text:p>
              </table:table-cell>
              <table:table-cell office:value-type="float" office:value="105384">
                <text:p>105384</text:p>
              </table:table-cell>
              <table:table-cell office:value-type="float" office:value="105116">
                <text:p>105116</text:p>
              </table:table-cell>
              <table:table-cell office:value-type="float" office:value="105833">
                <text:p>105833</text:p>
              </table:table-cell>
              <table:table-cell office:value-type="float" office:value="107086">
                <text:p>107086</text:p>
              </table:table-cell>
              <table:table-cell office:value-type="float" office:value="108034">
                <text:p>108034</text:p>
              </table:table-cell>
              <table:table-cell office:value-type="float" office:value="105458">
                <text:p>105458</text:p>
              </table:table-cell>
              <table:table-cell office:value-type="float" office:value="106295">
                <text:p>106295</text:p>
              </table:table-cell>
              <table:table-cell office:value-type="float" office:value="105845">
                <text:p>105845</text:p>
              </table:table-cell>
              <table:table-cell office:value-type="float" office:value="106278">
                <text:p>106278</text:p>
              </table:table-cell>
              <table:table-cell office:value-type="float" office:value="105451">
                <text:p>105451</text:p>
              </table:table-cell>
              <table:table-cell office:value-type="float" office:value="107238">
                <text:p>107238</text:p>
              </table:table-cell>
              <table:table-cell office:value-type="float" office:value="105641">
                <text:p>105641</text:p>
              </table:table-cell>
            </table:table-row>
            <table:table-row>
              <table:table-cell office:value-type="string">
                <text:p text:id="Sheet1.A5:Sheet1.A5">Physical sciences &amp; science tech</text:p>
              </table:table-cell>
              <table:table-cell office:value-type="float" office:value="21410">
                <text:p text:id="Sheet1.B5:Sheet1.R5">21410</text:p>
              </table:table-cell>
              <table:table-cell office:value-type="float" office:value="21458">
                <text:p>21458</text:p>
              </table:table-cell>
              <table:table-cell office:value-type="float" office:value="23936">
                <text:p>23936</text:p>
              </table:table-cell>
              <table:table-cell office:value-type="float" office:value="21711">
                <text:p>21711</text:p>
              </table:table-cell>
              <table:table-cell office:value-type="float" office:value="16334">
                <text:p>16334</text:p>
              </table:table-cell>
              <table:table-cell office:value-type="float" office:value="19627">
                <text:p>19627</text:p>
              </table:table-cell>
              <table:table-cell office:value-type="float" office:value="19496">
                <text:p>19496</text:p>
              </table:table-cell>
              <table:table-cell office:value-type="float" office:value="19362">
                <text:p>19362</text:p>
              </table:table-cell>
              <table:table-cell office:value-type="float" office:value="18285">
                <text:p>18285</text:p>
              </table:table-cell>
              <table:table-cell office:value-type="float" office:value="18331">
                <text:p>18331</text:p>
              </table:table-cell>
              <table:table-cell office:value-type="float" office:value="17919">
                <text:p>17919</text:p>
              </table:table-cell>
              <table:table-cell office:value-type="float" office:value="17799">
                <text:p>17799</text:p>
              </table:table-cell>
              <table:table-cell office:value-type="float" office:value="17950">
                <text:p>17950</text:p>
              </table:table-cell>
              <table:table-cell office:value-type="float" office:value="17983">
                <text:p>17983</text:p>
              </table:table-cell>
              <table:table-cell office:value-type="float" office:value="18905">
                <text:p>18905</text:p>
              </table:table-cell>
              <table:table-cell office:value-type="float" office:value="20318">
                <text:p>20318</text:p>
              </table:table-cell>
              <table:table-cell office:value-type="float" office:value="21073">
                <text:p>21073</text:p>
              </table:table-cell>
            </table:table-row>
            <table:table-row>
              <table:table-cell office:value-type="string">
                <text:p text:id="Sheet1.A6:Sheet1.A6">Computer and information sciences</text:p>
              </table:table-cell>
              <table:table-cell office:value-type="float" office:value="2388">
                <text:p text:id="Sheet1.B6:Sheet1.R6">2388</text:p>
              </table:table-cell>
              <table:table-cell office:value-type="float" office:value="5652">
                <text:p>5652</text:p>
              </table:table-cell>
              <table:table-cell office:value-type="float" office:value="15121">
                <text:p>15121</text:p>
              </table:table-cell>
              <table:table-cell office:value-type="float" office:value="42337">
                <text:p>42337</text:p>
              </table:table-cell>
              <table:table-cell office:value-type="float" office:value="25159">
                <text:p>25159</text:p>
              </table:table-cell>
              <table:table-cell office:value-type="float" office:value="24506">
                <text:p>24506</text:p>
              </table:table-cell>
              <table:table-cell office:value-type="float" office:value="25422">
                <text:p>25422</text:p>
              </table:table-cell>
              <table:table-cell office:value-type="float" office:value="27829">
                <text:p>27829</text:p>
              </table:table-cell>
              <table:table-cell office:value-type="float" office:value="30574">
                <text:p>30574</text:p>
              </table:table-cell>
              <table:table-cell office:value-type="float" office:value="37788">
                <text:p>37788</text:p>
              </table:table-cell>
              <table:table-cell office:value-type="float" office:value="44142">
                <text:p>44142</text:p>
              </table:table-cell>
              <table:table-cell office:value-type="float" office:value="50365">
                <text:p>50365</text:p>
              </table:table-cell>
              <table:table-cell office:value-type="float" office:value="57433">
                <text:p>57433</text:p>
              </table:table-cell>
              <table:table-cell office:value-type="float" office:value="59488">
                <text:p>59488</text:p>
              </table:table-cell>
              <table:table-cell office:value-type="float" office:value="54111">
                <text:p>54111</text:p>
              </table:table-cell>
              <table:table-cell office:value-type="float" office:value="47480">
                <text:p>47480</text:p>
              </table:table-cell>
              <table:table-cell office:value-type="float" office:value="42170">
                <text:p>42170</text:p>
              </table:table-cell>
            </table:table-row>
            <table:table-row>
              <table:table-cell office:value-type="string">
                <text:p text:id="Sheet1.A7:Sheet1.A7">Mathematics and Statistics</text:p>
              </table:table-cell>
              <table:table-cell office:value-type="float" office:value="24801">
                <text:p text:id="Sheet1.B7:Sheet1.R7">24801</text:p>
              </table:table-cell>
              <table:table-cell office:value-type="float" office:value="15984">
                <text:p>15984</text:p>
              </table:table-cell>
              <table:table-cell office:value-type="float" office:value="11078">
                <text:p>11078</text:p>
              </table:table-cell>
              <table:table-cell office:value-type="float" office:value="16122">
                <text:p>16122</text:p>
              </table:table-cell>
              <table:table-cell office:value-type="float" office:value="14393">
                <text:p>14393</text:p>
              </table:table-cell>
              <table:table-cell office:value-type="float" office:value="12713">
                <text:p>12713</text:p>
              </table:table-cell>
              <table:table-cell office:value-type="float" office:value="12401">
                <text:p>12401</text:p>
              </table:table-cell>
              <table:table-cell office:value-type="float" office:value="11795">
                <text:p>11795</text:p>
              </table:table-cell>
              <table:table-cell office:value-type="float" office:value="11966">
                <text:p>11966</text:p>
              </table:table-cell>
              <table:table-cell office:value-type="float" office:value="11418">
                <text:p>11418</text:p>
              </table:table-cell>
              <table:table-cell office:value-type="float" office:value="11171">
                <text:p>11171</text:p>
              </table:table-cell>
              <table:table-cell office:value-type="float" office:value="11950">
                <text:p>11950</text:p>
              </table:table-cell>
              <table:table-cell office:value-type="float" office:value="12505">
                <text:p>12505</text:p>
              </table:table-cell>
              <table:table-cell office:value-type="float" office:value="13327">
                <text:p>13327</text:p>
              </table:table-cell>
              <table:table-cell office:value-type="float" office:value="14351">
                <text:p>14351</text:p>
              </table:table-cell>
              <table:table-cell office:value-type="float" office:value="14770">
                <text:p>14770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string">
                <text:p text:id="Sheet1.A10:Sheet1.A10">Engineering</text:p>
              </table:table-cell>
              <table:table-cell office:value-type="float" office:value="45034">
                <text:p text:id="Sheet1.B10:Sheet1.R10">45034</text:p>
              </table:table-cell>
              <table:table-cell office:value-type="float" office:value="38733">
                <text:p>38733</text:p>
              </table:table-cell>
              <table:table-cell office:value-type="float" office:value="63642">
                <text:p>63642</text:p>
              </table:table-cell>
              <table:table-cell office:value-type="float" office:value="77391">
                <text:p>77391</text:p>
              </table:table-cell>
              <table:table-cell office:value-type="float" office:value="62448">
                <text:p>62448</text:p>
              </table:table-cell>
              <table:table-cell office:value-type="float" office:value="62257">
                <text:p>62257</text:p>
              </table:table-cell>
              <table:table-cell office:value-type="float" office:value="61418">
                <text:p>61418</text:p>
              </table:table-cell>
              <table:table-cell office:value-type="float" office:value="60252">
                <text:p>60252</text:p>
              </table:table-cell>
              <table:table-cell office:value-type="float" office:value="58260">
                <text:p>58260</text:p>
              </table:table-cell>
              <table:table-cell office:value-type="float" office:value="58822">
                <text:p>58822</text:p>
              </table:table-cell>
              <table:table-cell office:value-type="float" office:value="58315">
                <text:p>58315</text:p>
              </table:table-cell>
              <table:table-cell office:value-type="float" office:value="59627">
                <text:p>59627</text:p>
              </table:table-cell>
              <table:table-cell office:value-type="float" office:value="62655">
                <text:p>62655</text:p>
              </table:table-cell>
              <table:table-cell office:value-type="float" office:value="63558">
                <text:p>63558</text:p>
              </table:table-cell>
              <table:table-cell office:value-type="float" office:value="64906">
                <text:p>64906</text:p>
              </table:table-cell>
              <table:table-cell office:value-type="float" office:value="67045">
                <text:p>67045</text:p>
              </table:table-cell>
              <table:table-cell office:value-type="float" office:value="67092">
                <text:p>67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'Akzidenz Grotesk CE Light'" style:font-style-name="Bold" fo:font-size="13pt" fo:font-weight="100" style:font-size-asian="13pt" style:font-size-complex="13pt"/>
    </style:style>
    <style:style style:name="ch3" style:family="chart">
      <style:chart-properties chart:auto-position="true"/>
      <style:text-properties fo:font-family="'Akzidenz Grotesk CE Light'" style:font-style-name="Bold" fo:font-size="11pt" fo:font-weight="100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Akzidenz Grotesk CE Light'" style:font-style-name="Bold" fo:font-size="8pt" fo:font-weight="100" style:font-size-asian="8pt" style:font-size-complex="8pt"/>
    </style:style>
    <style:style style:name="ch5" style:family="chart">
      <style:chart-properties chart:percentage="true" chart:connect-bars="false" chart:include-hidden-cells="false" chart:auto-position="true" chart:auto-size="true" chart:treat-empty-cells="use-zero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 style:rotation-angle="45"/>
      <style:graphic-properties svg:stroke-color="#b3b3b3"/>
      <style:text-properties fo:font-family="'Akzidenz Grotesk CE Light'" style:font-style-name="Bold" fo:font-size="8pt" fo:font-weight="100" style:font-size-asian="8pt" style:font-size-complex="8pt"/>
    </style:style>
    <style:style style:name="ch7" style:family="chart">
      <style:chart-properties chart:auto-position="true"/>
      <style:text-properties fo:font-family="'Akzidenz Grotesk CE Light'" style:font-style-name="Bold" fo:font-size="9pt" fo:font-weight="100" style:font-size-asian="9pt" style:font-size-complex="9pt"/>
    </style:style>
    <style:style style:name="ch8" style:family="chart" style:data-style-name="N501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family="'Akzidenz Grotesk CE Light'" style:font-style-name="Bold" fo:font-size="8pt" fo:font-weight="100" style:font-size-asian="8pt" style:font-size-complex="8pt"/>
    </style:style>
    <style:style style:name="ch9" style:family="chart">
      <style:chart-properties chart:auto-position="true" style:rotation-angle="90"/>
      <style:text-properties fo:font-family="'Akzidenz Grotesk CE Light'" style:font-style-name="Bold" fo:font-size="9pt" fo:font-weight="100" style:font-size-asian="9pt" style:font-size-complex="9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3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4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5" style:family="chart"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7.357cm" svg:height="12.041cm" chart:class="chart:area" chart:row-mapping="3 4 0 1 2 5" chart:style-name="ch1">
        <chart:title svg:x="3.293cm" svg:y="0.241cm" chart:style-name="ch2">
          <text:p>Graduate degrees conferred by degree-granting instutions for selected fields of study (relative percent)</text:p>
        </chart:title>
        <chart:subtitle svg:x="10.013cm" svg:y="1.01cm" chart:style-name="ch3">
          <text:p>Selected years, 1970-71 through 2006-07</text:p>
        </chart:subtitle>
        <chart:legend chart:legend-position="bottom" svg:x="6.506cm" svg:y="10.862cm" chart:style-name="ch4"/>
        <chart:plot-area chart:style-name="ch5" table:cell-range-address="Sheet1.B63:Sheet1.Q63 Sheet1.A65:Sheet1.Q70" chart:data-source-has-labels="both" svg:x="0.893cm" svg:y="1.701cm" svg:width="25.37cm" svg:height="8.883cm">
          <chart:axis chart:dimension="x" chart:name="primary-x" chart:style-name="ch6">
            <chart:title svg:x="12.792cm" svg:y="10.252cm" chart:style-name="ch7">
              <text:p>Year conferred</text:p>
            </chart:title>
            <chart:categories table:cell-range-address="Sheet1.B63:Sheet1.Q63"/>
          </chart:axis>
          <chart:axis chart:dimension="y" chart:name="primary-y" chart:style-name="ch8">
            <chart:title svg:x="0.548cm" svg:y="8.052cm" chart:style-name="ch9">
              <text:p>Percent of total selected fields</text:p>
            </chart:title>
          </chart:axis>
          <chart:series chart:style-name="ch10" chart:values-cell-range-address="Sheet1.B68:Sheet1.Q68" chart:label-cell-address="Sheet1.A68:Sheet1.A68" chart:class="chart:area">
            <chart:data-point chart:repeated="16"/>
          </chart:series>
          <chart:series chart:style-name="ch11" chart:values-cell-range-address="Sheet1.B69:Sheet1.Q69" chart:label-cell-address="Sheet1.A69:Sheet1.A69" chart:class="chart:area">
            <chart:data-point chart:repeated="16"/>
          </chart:series>
          <chart:series chart:style-name="ch12" chart:values-cell-range-address="Sheet1.B65:Sheet1.Q65" chart:label-cell-address="Sheet1.A65:Sheet1.A65" chart:class="chart:area">
            <chart:data-point chart:repeated="16"/>
          </chart:series>
          <chart:series chart:style-name="ch13" chart:values-cell-range-address="Sheet1.B66:Sheet1.Q66" chart:label-cell-address="Sheet1.A66:Sheet1.A66" chart:class="chart:area">
            <chart:data-point chart:repeated="16"/>
          </chart:series>
          <chart:series chart:style-name="ch14" chart:values-cell-range-address="Sheet1.B67:Sheet1.Q67" chart:label-cell-address="Sheet1.A67:Sheet1.A67" chart:class="chart:area">
            <chart:data-point chart:repeated="16"/>
          </chart:series>
          <chart:series chart:style-name="ch15" chart:values-cell-range-address="Sheet1.B70:Sheet1.Q70" chart:label-cell-address="Sheet1.A70:Sheet1.A70" chart:class="chart:area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63:Sheet1.Q63">1970-71</text:p>
              </table:table-cell>
              <table:table-cell office:value-type="string">
                <text:p>1975-76</text:p>
              </table:table-cell>
              <table:table-cell office:value-type="string">
                <text:p>1980-81</text:p>
              </table:table-cell>
              <table:table-cell office:value-type="string">
                <text:p>1985-86</text:p>
              </table:table-cell>
              <table:table-cell office:value-type="string">
                <text:p>1990-91</text:p>
              </table:table-cell>
              <table:table-cell office:value-type="string">
                <text:p>1995-96</text:p>
              </table:table-cell>
              <table:table-cell office:value-type="string">
                <text:p>1997-98</text:p>
              </table:table-cell>
              <table:table-cell office:value-type="string">
                <text:p>1998-99</text:p>
              </table:table-cell>
              <table:table-cell office:value-type="string">
                <text:p>1999-2000</text:p>
              </table:table-cell>
              <table:table-cell office:value-type="string">
                <text:p>2000-01</text:p>
              </table:table-cell>
              <table:table-cell office:value-type="string">
                <text:p>2001-02</text:p>
              </table:table-cell>
              <table:table-cell office:value-type="string">
                <text:p>2002-03</text:p>
              </table:table-cell>
              <table:table-cell office:value-type="string">
                <text:p>2003-04</text:p>
              </table:table-cell>
              <table:table-cell office:value-type="string">
                <text:p>2004-05</text:p>
              </table:table-cell>
              <table:table-cell office:value-type="string">
                <text:p>2005-06</text:p>
              </table:table-cell>
              <table:table-cell office:value-type="string">
                <text:p>2006-07</text:p>
              </table:table-cell>
            </table:table-row>
          </table:table-header-rows>
          <table:table-rows>
            <table:table-row>
              <table:table-cell office:value-type="string">
                <text:p text:id="Sheet1.A68:Sheet1.A68">Business</text:p>
              </table:table-cell>
              <table:table-cell office:value-type="float" office:value="27264">
                <text:p text:id="Sheet1.B68:Sheet1.Q68">27264</text:p>
              </table:table-cell>
              <table:table-cell office:value-type="float" office:value="43498">
                <text:p>43498</text:p>
              </table:table-cell>
              <table:table-cell office:value-type="float" office:value="58696">
                <text:p>58696</text:p>
              </table:table-cell>
              <table:table-cell office:value-type="float" office:value="67599">
                <text:p>67599</text:p>
              </table:table-cell>
              <table:table-cell office:value-type="float" office:value="78340">
                <text:p>78340</text:p>
              </table:table-cell>
              <table:table-cell office:value-type="float" office:value="94920">
                <text:p>94920</text:p>
              </table:table-cell>
              <table:table-cell office:value-type="float" office:value="102942">
                <text:p>102942</text:p>
              </table:table-cell>
              <table:table-cell office:value-type="float" office:value="108678">
                <text:p>108678</text:p>
              </table:table-cell>
              <table:table-cell office:value-type="float" office:value="112726">
                <text:p>112726</text:p>
              </table:table-cell>
              <table:table-cell office:value-type="float" office:value="116782">
                <text:p>116782</text:p>
              </table:table-cell>
              <table:table-cell office:value-type="float" office:value="120881">
                <text:p>120881</text:p>
              </table:table-cell>
              <table:table-cell office:value-type="float" office:value="128937">
                <text:p>128937</text:p>
              </table:table-cell>
              <table:table-cell office:value-type="float" office:value="140828">
                <text:p>140828</text:p>
              </table:table-cell>
              <table:table-cell office:value-type="float" office:value="144115">
                <text:p>144115</text:p>
              </table:table-cell>
              <table:table-cell office:value-type="float" office:value="148117">
                <text:p>148117</text:p>
              </table:table-cell>
              <table:table-cell office:value-type="float" office:value="152240">
                <text:p>152240</text:p>
              </table:table-cell>
            </table:table-row>
            <table:table-row>
              <table:table-cell office:value-type="string">
                <text:p text:id="Sheet1.A69:Sheet1.A69">Education</text:p>
              </table:table-cell>
              <table:table-cell office:value-type="float" office:value="93707">
                <text:p text:id="Sheet1.B69:Sheet1.Q69">93707</text:p>
              </table:table-cell>
              <table:table-cell office:value-type="float" office:value="133263">
                <text:p>133263</text:p>
              </table:table-cell>
              <table:table-cell office:value-type="float" office:value="103992">
                <text:p>103992</text:p>
              </table:table-cell>
              <table:table-cell office:value-type="float" office:value="81426">
                <text:p>81426</text:p>
              </table:table-cell>
              <table:table-cell office:value-type="float" office:value="93541">
                <text:p>93541</text:p>
              </table:table-cell>
              <table:table-cell office:value-type="float" office:value="111182">
                <text:p>111182</text:p>
              </table:table-cell>
              <table:table-cell office:value-type="float" office:value="119635">
                <text:p>119635</text:p>
              </table:table-cell>
              <table:table-cell office:value-type="float" office:value="124442">
                <text:p>124442</text:p>
              </table:table-cell>
              <table:table-cell office:value-type="float" office:value="129454">
                <text:p>129454</text:p>
              </table:table-cell>
              <table:table-cell office:value-type="float" office:value="134113">
                <text:p>134113</text:p>
              </table:table-cell>
              <table:table-cell office:value-type="float" office:value="141738">
                <text:p>141738</text:p>
              </table:table-cell>
              <table:table-cell office:value-type="float" office:value="154715">
                <text:p>154715</text:p>
              </table:table-cell>
              <table:table-cell office:value-type="float" office:value="169433">
                <text:p>169433</text:p>
              </table:table-cell>
              <table:table-cell office:value-type="float" office:value="175171">
                <text:p>175171</text:p>
              </table:table-cell>
              <table:table-cell office:value-type="float" office:value="182204">
                <text:p>182204</text:p>
              </table:table-cell>
              <table:table-cell office:value-type="float" office:value="184833">
                <text:p>184833</text:p>
              </table:table-cell>
            </table:table-row>
            <table:table-row>
              <table:table-cell office:value-type="string">
                <text:p text:id="Sheet1.A65:Sheet1.A65">Physical sciences &amp; science tech</text:p>
              </table:table-cell>
              <table:table-cell office:value-type="float" office:value="10660">
                <text:p text:id="Sheet1.B65:Sheet1.Q65">10660</text:p>
              </table:table-cell>
              <table:table-cell office:value-type="float" office:value="8816">
                <text:p>8816</text:p>
              </table:table-cell>
              <table:table-cell office:value-type="float" office:value="8351">
                <text:p>8351</text:p>
              </table:table-cell>
              <table:table-cell office:value-type="float" office:value="9381">
                <text:p>9381</text:p>
              </table:table-cell>
              <table:table-cell office:value-type="float" office:value="9529">
                <text:p>9529</text:p>
              </table:table-cell>
              <table:table-cell office:value-type="float" office:value="10319">
                <text:p>10319</text:p>
              </table:table-cell>
              <table:table-cell office:value-type="float" office:value="9848">
                <text:p>9848</text:p>
              </table:table-cell>
              <table:table-cell office:value-type="float" office:value="9266">
                <text:p>9266</text:p>
              </table:table-cell>
              <table:table-cell office:value-type="float" office:value="8773">
                <text:p>8773</text:p>
              </table:table-cell>
              <table:table-cell office:value-type="float" office:value="8960">
                <text:p>8960</text:p>
              </table:table-cell>
              <table:table-cell office:value-type="float" office:value="8772">
                <text:p>8772</text:p>
              </table:table-cell>
              <table:table-cell office:value-type="float" office:value="8967">
                <text:p>8967</text:p>
              </table:table-cell>
              <table:table-cell office:value-type="float" office:value="9385">
                <text:p>9385</text:p>
              </table:table-cell>
              <table:table-cell office:value-type="float" office:value="9792">
                <text:p>9792</text:p>
              </table:table-cell>
              <table:table-cell office:value-type="float" office:value="10411">
                <text:p>10411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 text:id="Sheet1.A66:Sheet1.A66">Computer and information sciences</text:p>
              </table:table-cell>
              <table:table-cell office:value-type="float" office:value="1716">
                <text:p text:id="Sheet1.B66:Sheet1.Q66">1716</text:p>
              </table:table-cell>
              <table:table-cell office:value-type="float" office:value="2847">
                <text:p>2847</text:p>
              </table:table-cell>
              <table:table-cell office:value-type="float" office:value="4470">
                <text:p>4470</text:p>
              </table:table-cell>
              <table:table-cell office:value-type="float" office:value="8414">
                <text:p>8414</text:p>
              </table:table-cell>
              <table:table-cell office:value-type="float" office:value="10000">
                <text:p>10000</text:p>
              </table:table-cell>
              <table:table-cell office:value-type="float" office:value="11448">
                <text:p>11448</text:p>
              </table:table-cell>
              <table:table-cell office:value-type="float" office:value="12623">
                <text:p>12623</text:p>
              </table:table-cell>
              <table:table-cell office:value-type="float" office:value="13659">
                <text:p>13659</text:p>
              </table:table-cell>
              <table:table-cell office:value-type="float" office:value="15769">
                <text:p>15769</text:p>
              </table:table-cell>
              <table:table-cell office:value-type="float" office:value="17679">
                <text:p>17679</text:p>
              </table:table-cell>
              <table:table-cell office:value-type="float" office:value="17925">
                <text:p>17925</text:p>
              </table:table-cell>
              <table:table-cell office:value-type="float" office:value="20325">
                <text:p>20325</text:p>
              </table:table-cell>
              <table:table-cell office:value-type="float" office:value="21052">
                <text:p>21052</text:p>
              </table:table-cell>
              <table:table-cell office:value-type="float" office:value="19535">
                <text:p>19535</text:p>
              </table:table-cell>
              <table:table-cell office:value-type="float" office:value="18471">
                <text:p>18471</text:p>
              </table:table-cell>
              <table:table-cell office:value-type="float" office:value="17827">
                <text:p>17827</text:p>
              </table:table-cell>
            </table:table-row>
            <table:table-row>
              <table:table-cell office:value-type="string">
                <text:p text:id="Sheet1.A67:Sheet1.A67">Mathematics and Statistics</text:p>
              </table:table-cell>
              <table:table-cell office:value-type="float" office:value="6390">
                <text:p text:id="Sheet1.B67:Sheet1.Q67">6390</text:p>
              </table:table-cell>
              <table:table-cell office:value-type="float" office:value="4713">
                <text:p>4713</text:p>
              </table:table-cell>
              <table:table-cell office:value-type="float" office:value="3295">
                <text:p>3295</text:p>
              </table:table-cell>
              <table:table-cell office:value-type="float" office:value="3873">
                <text:p>3873</text:p>
              </table:table-cell>
              <table:table-cell office:value-type="float" office:value="4527">
                <text:p>4527</text:p>
              </table:table-cell>
              <table:table-cell office:value-type="float" office:value="4809">
                <text:p>4809</text:p>
              </table:table-cell>
              <table:table-cell office:value-type="float" office:value="4624">
                <text:p>4624</text:p>
              </table:table-cell>
              <table:table-cell office:value-type="float" office:value="4376">
                <text:p>4376</text:p>
              </table:table-cell>
              <table:table-cell office:value-type="float" office:value="4283">
                <text:p>4283</text:p>
              </table:table-cell>
              <table:table-cell office:value-type="float" office:value="4206">
                <text:p>4206</text:p>
              </table:table-cell>
              <table:table-cell office:value-type="float" office:value="4273">
                <text:p>4273</text:p>
              </table:table-cell>
              <table:table-cell office:value-type="float" office:value="4627">
                <text:p>4627</text:p>
              </table:table-cell>
              <table:table-cell office:value-type="float" office:value="5251">
                <text:p>5251</text:p>
              </table:table-cell>
              <table:table-cell office:value-type="float" office:value="5653">
                <text:p>5653</text:p>
              </table:table-cell>
              <table:table-cell office:value-type="float" office:value="6023">
                <text:p>6023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 text:id="Sheet1.A70:Sheet1.A70">Engineering</text:p>
              </table:table-cell>
              <table:table-cell office:value-type="float" office:value="20500">
                <text:p text:id="Sheet1.B70:Sheet1.Q70">20500</text:p>
              </table:table-cell>
              <table:table-cell office:value-type="float" office:value="19344">
                <text:p>19344</text:p>
              </table:table-cell>
              <table:table-cell office:value-type="float" office:value="19491">
                <text:p>19491</text:p>
              </table:table-cell>
              <table:table-cell office:value-type="float" office:value="24973">
                <text:p>24973</text:p>
              </table:table-cell>
              <table:table-cell office:value-type="float" office:value="29770">
                <text:p>29770</text:p>
              </table:table-cell>
              <table:table-cell office:value-type="float" office:value="33273">
                <text:p>33273</text:p>
              </table:table-cell>
              <table:table-cell office:value-type="float" office:value="31142">
                <text:p>31142</text:p>
              </table:table-cell>
              <table:table-cell office:value-type="float" office:value="30166">
                <text:p>30166</text:p>
              </table:table-cell>
              <table:table-cell office:value-type="float" office:value="30240">
                <text:p>30240</text:p>
              </table:table-cell>
              <table:table-cell office:value-type="float" office:value="30801">
                <text:p>30801</text:p>
              </table:table-cell>
              <table:table-cell office:value-type="float" office:value="30095">
                <text:p>30095</text:p>
              </table:table-cell>
              <table:table-cell office:value-type="float" office:value="33614">
                <text:p>33614</text:p>
              </table:table-cell>
              <table:table-cell office:value-type="float" office:value="38621">
                <text:p>38621</text:p>
              </table:table-cell>
              <table:table-cell office:value-type="float" office:value="39180">
                <text:p>39180</text:p>
              </table:table-cell>
              <table:table-cell office:value-type="float" office:value="38385">
                <text:p>38385</text:p>
              </table:table-cell>
              <table:table-cell office:value-type="float" office:value="37534">
                <text:p>375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Akzidenz Grotesk CE Light'" style:font-style-name="Bold" fo:font-size="13pt" fo:font-weight="100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kzidenz Grotesk CE Light'" style:font-style-name="Bold" fo:font-size="8pt" fo:font-weight="100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Akzidenz Grotesk CE Light'" style:font-style-name="Bold" fo:font-size="8pt" fo:font-weight="100" style:font-size-asian="8pt" style:font-size-complex="8pt"/>
    </style:style>
    <style:style style:name="ch6" style:family="chart">
      <style:chart-properties chart:auto-position="true"/>
      <style:text-properties fo:font-family="'Akzidenz Grotesk CE Light'" style:font-style-name="Bold" fo:font-size="9pt" fo:font-weight="100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Akzidenz Grotesk CE Light'" style:font-style-name="Bold" fo:font-size="8pt" fo:font-weight="100" style:font-size-asian="8pt" style:font-size-complex="8pt"/>
    </style:style>
    <style:style style:name="ch8" style:family="chart">
      <style:chart-properties chart:auto-position="true" style:rotation-angle="90"/>
      <style:text-properties fo:font-family="'Akzidenz Grotesk CE Light'" style:font-style-name="Bold" fo:font-size="9pt" fo:font-weight="100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data-label-number="value" chart:data-label-text="false" chart:data-label-symbol="false"/>
      <style:graphic-properties draw:fill-color="#579d1c" dr3d:edge-rounding="5%"/>
      <style:text-properties fo:font-family="'Akzidenz Grotesk CE Light'" style:font-style-name="Bold" fo:font-size="6pt" fo:font-weight="100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fill-color="#7e0021" dr3d:edge-rounding="5%"/>
      <style:text-properties fo:font-family="'Akzidenz Grotesk CE Light'" style:font-style-name="Bold" fo:font-size="6pt" fo:font-weight="100" style:font-size-asian="6pt" style:font-size-complex="6pt"/>
    </style:style>
    <style:style style:name="ch12" style:family="chart">
      <style:chart-properties chart:data-label-number="value" chart:data-label-text="false" chart:data-label-symbol="false"/>
      <style:graphic-properties draw:fill-color="#004586" dr3d:edge-rounding="5%"/>
      <style:text-properties fo:font-family="'Akzidenz Grotesk CE Light'" style:font-style-name="Bold" fo:font-size="6pt" fo:font-weight="100" style:font-size-asian="6pt" style:font-size-complex="6pt"/>
    </style:style>
    <style:style style:name="ch13" style:family="chart">
      <style:chart-properties chart:data-label-number="value" chart:data-label-text="false" chart:data-label-symbol="false"/>
      <style:graphic-properties draw:fill-color="#ff420e" dr3d:edge-rounding="5%"/>
      <style:text-properties fo:font-family="'Akzidenz Grotesk CE Light'" style:font-style-name="Bold" fo:font-size="6pt" fo:font-weight="100" style:font-size-asian="6pt" style:font-size-complex="6pt"/>
    </style:style>
    <style:style style:name="ch14" style:family="chart">
      <style:chart-properties chart:data-label-number="value" chart:data-label-text="false" chart:data-label-symbol="false"/>
      <style:graphic-properties draw:fill-color="#ffd320" dr3d:edge-rounding="5%"/>
      <style:text-properties fo:font-family="'Akzidenz Grotesk CE Light'" style:font-style-name="Bold" fo:font-size="6pt" fo:font-weight="100" style:font-size-asian="6pt" style:font-size-complex="6pt"/>
    </style:style>
    <style:style style:name="ch15" style:family="chart">
      <style:chart-properties chart:data-label-number="value" chart:data-label-text="false" chart:data-label-symbol="false"/>
      <style:graphic-properties draw:fill-color="#83caff" dr3d:edge-rounding="5%"/>
      <style:text-properties fo:font-family="'Akzidenz Grotesk CE Light'" style:font-style-name="Bold" fo:font-size="6pt" fo:font-weight="100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7.941cm" svg:height="7.621cm" chart:class="chart:bar" chart:style-name="ch1">
        <chart:title svg:x="6.085cm" svg:y="0.153cm" chart:style-name="ch2">
          <text:p>Bachelor's degrees conferred by degree-granting institutions, by field of study</text:p>
        </chart:title>
        <chart:legend chart:legend-position="bottom" svg:x="6.798cm" svg:y="6.53cm" chart:style-name="ch3"/>
        <chart:plot-area chart:style-name="ch4" table:cell-range-address="Sheet1.K3:Sheet1.R3 Sheet1.A5:Sheet1.A10 Sheet1.K5:Sheet1.R10" chart:data-source-has-labels="both" svg:x="0.915cm" svg:y="0.834cm" svg:width="25.91cm" svg:height="5.594cm">
          <chart:axis chart:dimension="x" chart:name="primary-x" chart:style-name="ch5">
            <chart:title svg:x="13.084cm" svg:y="6.008cm" chart:style-name="ch6">
              <text:p>Year conferred</text:p>
            </chart:title>
            <chart:categories table:cell-range-address="Sheet1.K3:Sheet1.R3"/>
          </chart:axis>
          <chart:axis chart:dimension="y" chart:name="primary-y" chart:style-name="ch7">
            <chart:title svg:x="0.559cm" svg:y="4.734cm" chart:style-name="ch8">
              <text:p>Number of degrees</text:p>
            </chart:title>
            <chart:grid chart:style-name="ch9" chart:class="major"/>
          </chart:axis>
          <chart:series chart:style-name="ch10" chart:values-cell-range-address="Sheet1.K8:Sheet1.R8" chart:label-cell-address="Sheet1.A8:Sheet1.A8" chart:class="chart:bar">
            <chart:data-point chart:repeated="8"/>
          </chart:series>
          <chart:series chart:style-name="ch11" chart:values-cell-range-address="Sheet1.K9:Sheet1.R9" chart:label-cell-address="Sheet1.A9:Sheet1.A9" chart:class="chart:bar">
            <chart:data-point chart:repeated="8"/>
          </chart:series>
          <chart:series chart:style-name="ch12" chart:values-cell-range-address="Sheet1.K5:Sheet1.R5" chart:label-cell-address="Sheet1.A5:Sheet1.A5" chart:class="chart:bar">
            <chart:data-point chart:repeated="8"/>
          </chart:series>
          <chart:series chart:style-name="ch13" chart:values-cell-range-address="Sheet1.K6:Sheet1.R6" chart:label-cell-address="Sheet1.A6:Sheet1.A6" chart:class="chart:bar">
            <chart:data-point chart:repeated="8"/>
          </chart:series>
          <chart:series chart:style-name="ch14" chart:values-cell-range-address="Sheet1.K7:Sheet1.R7" chart:label-cell-address="Sheet1.A7:Sheet1.A7" chart:class="chart:bar">
            <chart:data-point chart:repeated="8"/>
          </chart:series>
          <chart:series chart:style-name="ch15" chart:values-cell-range-address="Sheet1.K10:Sheet1.R10" chart:label-cell-address="Sheet1.A10:Sheet1.A10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3:Sheet1.R3">1999-2000</text:p>
              </table:table-cell>
              <table:table-cell office:value-type="string">
                <text:p>2000-01</text:p>
              </table:table-cell>
              <table:table-cell office:value-type="string">
                <text:p>2001-02</text:p>
              </table:table-cell>
              <table:table-cell office:value-type="string">
                <text:p>2002-03</text:p>
              </table:table-cell>
              <table:table-cell office:value-type="string">
                <text:p>2003-04</text:p>
              </table:table-cell>
              <table:table-cell office:value-type="string">
                <text:p>2004-05</text:p>
              </table:table-cell>
              <table:table-cell office:value-type="string">
                <text:p>2005-06</text:p>
              </table:table-cell>
              <table:table-cell office:value-type="string">
                <text:p>2006-07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8">Business</text:p>
              </table:table-cell>
              <table:table-cell office:value-type="float" office:value="256070">
                <text:p text:id="Sheet1.K8:Sheet1.R8">256070</text:p>
              </table:table-cell>
              <table:table-cell office:value-type="float" office:value="263515">
                <text:p>263515</text:p>
              </table:table-cell>
              <table:table-cell office:value-type="float" office:value="278217">
                <text:p>278217</text:p>
              </table:table-cell>
              <table:table-cell office:value-type="float" office:value="293391">
                <text:p>293391</text:p>
              </table:table-cell>
              <table:table-cell office:value-type="float" office:value="307149">
                <text:p>307149</text:p>
              </table:table-cell>
              <table:table-cell office:value-type="float" office:value="311574">
                <text:p>311574</text:p>
              </table:table-cell>
              <table:table-cell office:value-type="float" office:value="318042">
                <text:p>318042</text:p>
              </table:table-cell>
              <table:table-cell office:value-type="float" office:value="327531">
                <text:p>327531</text:p>
              </table:table-cell>
            </table:table-row>
            <table:table-row>
              <table:table-cell office:value-type="string">
                <text:p text:id="Sheet1.A9:Sheet1.A9">Education</text:p>
              </table:table-cell>
              <table:table-cell office:value-type="float" office:value="108034">
                <text:p text:id="Sheet1.K9:Sheet1.R9">108034</text:p>
              </table:table-cell>
              <table:table-cell office:value-type="float" office:value="105458">
                <text:p>105458</text:p>
              </table:table-cell>
              <table:table-cell office:value-type="float" office:value="106295">
                <text:p>106295</text:p>
              </table:table-cell>
              <table:table-cell office:value-type="float" office:value="105845">
                <text:p>105845</text:p>
              </table:table-cell>
              <table:table-cell office:value-type="float" office:value="106278">
                <text:p>106278</text:p>
              </table:table-cell>
              <table:table-cell office:value-type="float" office:value="105451">
                <text:p>105451</text:p>
              </table:table-cell>
              <table:table-cell office:value-type="float" office:value="107238">
                <text:p>107238</text:p>
              </table:table-cell>
              <table:table-cell office:value-type="float" office:value="105641">
                <text:p>105641</text:p>
              </table:table-cell>
            </table:table-row>
            <table:table-row>
              <table:table-cell office:value-type="string">
                <text:p text:id="Sheet1.A5:Sheet1.A5">Physical sciences &amp; science tech</text:p>
              </table:table-cell>
              <table:table-cell office:value-type="float" office:value="18331">
                <text:p text:id="Sheet1.K5:Sheet1.R5">18331</text:p>
              </table:table-cell>
              <table:table-cell office:value-type="float" office:value="17919">
                <text:p>17919</text:p>
              </table:table-cell>
              <table:table-cell office:value-type="float" office:value="17799">
                <text:p>17799</text:p>
              </table:table-cell>
              <table:table-cell office:value-type="float" office:value="17950">
                <text:p>17950</text:p>
              </table:table-cell>
              <table:table-cell office:value-type="float" office:value="17983">
                <text:p>17983</text:p>
              </table:table-cell>
              <table:table-cell office:value-type="float" office:value="18905">
                <text:p>18905</text:p>
              </table:table-cell>
              <table:table-cell office:value-type="float" office:value="20318">
                <text:p>20318</text:p>
              </table:table-cell>
              <table:table-cell office:value-type="float" office:value="21073">
                <text:p>21073</text:p>
              </table:table-cell>
            </table:table-row>
            <table:table-row>
              <table:table-cell office:value-type="string">
                <text:p text:id="Sheet1.A6:Sheet1.A6">Computer and information sciences</text:p>
              </table:table-cell>
              <table:table-cell office:value-type="float" office:value="37788">
                <text:p text:id="Sheet1.K6:Sheet1.R6">37788</text:p>
              </table:table-cell>
              <table:table-cell office:value-type="float" office:value="44142">
                <text:p>44142</text:p>
              </table:table-cell>
              <table:table-cell office:value-type="float" office:value="50365">
                <text:p>50365</text:p>
              </table:table-cell>
              <table:table-cell office:value-type="float" office:value="57433">
                <text:p>57433</text:p>
              </table:table-cell>
              <table:table-cell office:value-type="float" office:value="59488">
                <text:p>59488</text:p>
              </table:table-cell>
              <table:table-cell office:value-type="float" office:value="54111">
                <text:p>54111</text:p>
              </table:table-cell>
              <table:table-cell office:value-type="float" office:value="47480">
                <text:p>47480</text:p>
              </table:table-cell>
              <table:table-cell office:value-type="float" office:value="42170">
                <text:p>42170</text:p>
              </table:table-cell>
            </table:table-row>
            <table:table-row>
              <table:table-cell office:value-type="string">
                <text:p text:id="Sheet1.A7:Sheet1.A7">Mathematics and Statistics</text:p>
              </table:table-cell>
              <table:table-cell office:value-type="float" office:value="11418">
                <text:p text:id="Sheet1.K7:Sheet1.R7">11418</text:p>
              </table:table-cell>
              <table:table-cell office:value-type="float" office:value="11171">
                <text:p>11171</text:p>
              </table:table-cell>
              <table:table-cell office:value-type="float" office:value="11950">
                <text:p>11950</text:p>
              </table:table-cell>
              <table:table-cell office:value-type="float" office:value="12505">
                <text:p>12505</text:p>
              </table:table-cell>
              <table:table-cell office:value-type="float" office:value="13327">
                <text:p>13327</text:p>
              </table:table-cell>
              <table:table-cell office:value-type="float" office:value="14351">
                <text:p>14351</text:p>
              </table:table-cell>
              <table:table-cell office:value-type="float" office:value="14770">
                <text:p>14770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string">
                <text:p text:id="Sheet1.A10:Sheet1.A10">Engineering</text:p>
              </table:table-cell>
              <table:table-cell office:value-type="float" office:value="58822">
                <text:p text:id="Sheet1.K10:Sheet1.R10">58822</text:p>
              </table:table-cell>
              <table:table-cell office:value-type="float" office:value="58315">
                <text:p>58315</text:p>
              </table:table-cell>
              <table:table-cell office:value-type="float" office:value="59627">
                <text:p>59627</text:p>
              </table:table-cell>
              <table:table-cell office:value-type="float" office:value="62655">
                <text:p>62655</text:p>
              </table:table-cell>
              <table:table-cell office:value-type="float" office:value="63558">
                <text:p>63558</text:p>
              </table:table-cell>
              <table:table-cell office:value-type="float" office:value="64906">
                <text:p>64906</text:p>
              </table:table-cell>
              <table:table-cell office:value-type="float" office:value="67045">
                <text:p>67045</text:p>
              </table:table-cell>
              <table:table-cell office:value-type="float" office:value="67092">
                <text:p>670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'Akzidenz Grotesk CE Light'" style:font-style-name="Bold" fo:font-size="13pt" fo:font-weight="100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kzidenz Grotesk CE Light'" style:font-style-name="Bold" fo:font-size="8pt" fo:font-weight="100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Akzidenz Grotesk CE Light'" style:font-style-name="Bold" fo:font-size="8pt" fo:font-weight="100" style:font-size-asian="8pt" style:font-size-complex="8pt"/>
    </style:style>
    <style:style style:name="ch6" style:family="chart">
      <style:chart-properties chart:auto-position="true"/>
      <style:text-properties fo:font-family="'Akzidenz Grotesk CE Light'" style:font-style-name="Bold" fo:font-size="9pt" fo:font-weight="100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Akzidenz Grotesk CE Light'" style:font-style-name="Bold" fo:font-size="8pt" fo:font-weight="100" style:font-size-asian="8pt" style:font-size-complex="8pt"/>
    </style:style>
    <style:style style:name="ch8" style:family="chart">
      <style:chart-properties chart:auto-position="true" style:rotation-angle="90"/>
      <style:text-properties fo:font-family="'Akzidenz Grotesk CE Light'" style:font-style-name="Bold" fo:font-size="9pt" fo:font-weight="100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data-label-number="value" chart:data-label-text="false" chart:data-label-symbol="false"/>
      <style:graphic-properties draw:fill-color="#579d1c"/>
      <style:text-properties fo:font-family="'Akzidenz Grotesk CE Light'" style:font-style-name="Bold" fo:font-size="6pt" fo:font-weight="100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fill-color="#7e0021"/>
      <style:text-properties fo:font-family="'Akzidenz Grotesk CE Light'" style:font-style-name="Bold" fo:font-size="6pt" fo:font-weight="100" style:font-size-asian="6pt" style:font-size-complex="6pt"/>
    </style:style>
    <style:style style:name="ch12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family="'Akzidenz Grotesk CE Light'" style:font-style-name="Bold" fo:font-size="6pt" fo:font-weight="100" style:font-size-asian="6pt" style:font-size-complex="6pt"/>
    </style:style>
    <style:style style:name="ch13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family="'Akzidenz Grotesk CE Light'" style:font-style-name="Bold" fo:font-size="6pt" fo:font-weight="100" style:font-size-asian="6pt" style:font-size-complex="6pt"/>
    </style:style>
    <style:style style:name="ch14" style:family="chart">
      <style:chart-properties chart:data-label-number="value" chart:data-label-text="false" chart:data-label-symbol="false"/>
      <style:graphic-properties draw:stroke="solid" draw:fill-color="#ffd320" dr3d:edge-rounding="0%"/>
      <style:text-properties fo:font-family="'Akzidenz Grotesk CE Light'" style:font-style-name="Bold" fo:font-size="6pt" fo:font-weight="100" style:font-size-asian="6pt" style:font-size-complex="6pt"/>
    </style:style>
    <style:style style:name="ch15" style:family="chart">
      <style:chart-properties chart:data-label-number="value" chart:data-label-text="false" chart:data-label-symbol="false"/>
      <style:graphic-properties draw:fill-color="#83caff"/>
      <style:text-properties fo:font-family="'Akzidenz Grotesk CE Light'" style:font-style-name="Bold" fo:font-size="6pt" fo:font-weight="100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7.941cm" svg:height="7.621cm" chart:class="chart:bar" chart:style-name="ch1">
        <chart:title svg:x="6.231cm" svg:y="0.153cm" chart:style-name="ch2">
          <text:p>Graduate degrees conferred by degree-granting institutions, by field of study</text:p>
        </chart:title>
        <chart:legend chart:legend-position="bottom" svg:x="6.798cm" svg:y="6.53cm" chart:style-name="ch3"/>
        <chart:plot-area chart:style-name="ch4" table:cell-range-address="Sheet1.J63:Sheet1.Q63 Sheet1.A65:Sheet1.A70 Sheet1.J65:Sheet1.Q70" chart:data-source-has-labels="both" svg:x="0.915cm" svg:y="0.834cm" svg:width="25.91cm" svg:height="5.594cm">
          <chart:axis chart:dimension="x" chart:name="primary-x" chart:style-name="ch5">
            <chart:title svg:x="13.084cm" svg:y="6.008cm" chart:style-name="ch6">
              <text:p>Year conferred</text:p>
            </chart:title>
            <chart:categories table:cell-range-address="Sheet1.J63:Sheet1.Q63"/>
          </chart:axis>
          <chart:axis chart:dimension="y" chart:name="primary-y" chart:style-name="ch7">
            <chart:title svg:x="0.559cm" svg:y="4.734cm" chart:style-name="ch8">
              <text:p>Number of degrees</text:p>
            </chart:title>
            <chart:grid chart:style-name="ch9" chart:class="major"/>
          </chart:axis>
          <chart:series chart:style-name="ch10" chart:values-cell-range-address="Sheet1.J68:Sheet1.Q68" chart:label-cell-address="Sheet1.A68:Sheet1.A68" chart:class="chart:bar">
            <chart:data-point chart:repeated="8"/>
          </chart:series>
          <chart:series chart:style-name="ch11" chart:values-cell-range-address="Sheet1.J69:Sheet1.Q69" chart:label-cell-address="Sheet1.A69:Sheet1.A69" chart:class="chart:bar">
            <chart:data-point chart:repeated="8"/>
          </chart:series>
          <chart:series chart:style-name="ch12" chart:values-cell-range-address="Sheet1.J65:Sheet1.Q65" chart:label-cell-address="Sheet1.A65:Sheet1.A65" chart:class="chart:bar">
            <chart:data-point chart:repeated="8"/>
          </chart:series>
          <chart:series chart:style-name="ch13" chart:values-cell-range-address="Sheet1.J66:Sheet1.Q66" chart:label-cell-address="Sheet1.A66:Sheet1.A66" chart:class="chart:bar">
            <chart:data-point chart:repeated="8"/>
          </chart:series>
          <chart:series chart:style-name="ch14" chart:values-cell-range-address="Sheet1.J67:Sheet1.Q67" chart:label-cell-address="Sheet1.A67:Sheet1.A67" chart:class="chart:bar">
            <chart:data-point chart:repeated="8"/>
          </chart:series>
          <chart:series chart:style-name="ch15" chart:values-cell-range-address="Sheet1.J70:Sheet1.Q70" chart:label-cell-address="Sheet1.A70:Sheet1.A70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63:Sheet1.Q63">1999-2000</text:p>
              </table:table-cell>
              <table:table-cell office:value-type="string">
                <text:p>2000-01</text:p>
              </table:table-cell>
              <table:table-cell office:value-type="string">
                <text:p>2001-02</text:p>
              </table:table-cell>
              <table:table-cell office:value-type="string">
                <text:p>2002-03</text:p>
              </table:table-cell>
              <table:table-cell office:value-type="string">
                <text:p>2003-04</text:p>
              </table:table-cell>
              <table:table-cell office:value-type="string">
                <text:p>2004-05</text:p>
              </table:table-cell>
              <table:table-cell office:value-type="string">
                <text:p>2005-06</text:p>
              </table:table-cell>
              <table:table-cell office:value-type="string">
                <text:p>2006-07</text:p>
              </table:table-cell>
            </table:table-row>
          </table:table-header-rows>
          <table:table-rows>
            <table:table-row>
              <table:table-cell office:value-type="string">
                <text:p text:id="Sheet1.A68:Sheet1.A68">Business</text:p>
              </table:table-cell>
              <table:table-cell office:value-type="float" office:value="112726">
                <text:p text:id="Sheet1.J68:Sheet1.Q68">112726</text:p>
              </table:table-cell>
              <table:table-cell office:value-type="float" office:value="116782">
                <text:p>116782</text:p>
              </table:table-cell>
              <table:table-cell office:value-type="float" office:value="120881">
                <text:p>120881</text:p>
              </table:table-cell>
              <table:table-cell office:value-type="float" office:value="128937">
                <text:p>128937</text:p>
              </table:table-cell>
              <table:table-cell office:value-type="float" office:value="140828">
                <text:p>140828</text:p>
              </table:table-cell>
              <table:table-cell office:value-type="float" office:value="144115">
                <text:p>144115</text:p>
              </table:table-cell>
              <table:table-cell office:value-type="float" office:value="148117">
                <text:p>148117</text:p>
              </table:table-cell>
              <table:table-cell office:value-type="float" office:value="152240">
                <text:p>152240</text:p>
              </table:table-cell>
            </table:table-row>
            <table:table-row>
              <table:table-cell office:value-type="string">
                <text:p text:id="Sheet1.A69:Sheet1.A69">Education</text:p>
              </table:table-cell>
              <table:table-cell office:value-type="float" office:value="129454">
                <text:p text:id="Sheet1.J69:Sheet1.Q69">129454</text:p>
              </table:table-cell>
              <table:table-cell office:value-type="float" office:value="134113">
                <text:p>134113</text:p>
              </table:table-cell>
              <table:table-cell office:value-type="float" office:value="141738">
                <text:p>141738</text:p>
              </table:table-cell>
              <table:table-cell office:value-type="float" office:value="154715">
                <text:p>154715</text:p>
              </table:table-cell>
              <table:table-cell office:value-type="float" office:value="169433">
                <text:p>169433</text:p>
              </table:table-cell>
              <table:table-cell office:value-type="float" office:value="175171">
                <text:p>175171</text:p>
              </table:table-cell>
              <table:table-cell office:value-type="float" office:value="182204">
                <text:p>182204</text:p>
              </table:table-cell>
              <table:table-cell office:value-type="float" office:value="184833">
                <text:p>184833</text:p>
              </table:table-cell>
            </table:table-row>
            <table:table-row>
              <table:table-cell office:value-type="string">
                <text:p text:id="Sheet1.A65:Sheet1.A65">Physical sciences &amp; science tech</text:p>
              </table:table-cell>
              <table:table-cell office:value-type="float" office:value="8773">
                <text:p text:id="Sheet1.J65:Sheet1.Q65">8773</text:p>
              </table:table-cell>
              <table:table-cell office:value-type="float" office:value="8960">
                <text:p>8960</text:p>
              </table:table-cell>
              <table:table-cell office:value-type="float" office:value="8772">
                <text:p>8772</text:p>
              </table:table-cell>
              <table:table-cell office:value-type="float" office:value="8967">
                <text:p>8967</text:p>
              </table:table-cell>
              <table:table-cell office:value-type="float" office:value="9385">
                <text:p>9385</text:p>
              </table:table-cell>
              <table:table-cell office:value-type="float" office:value="9792">
                <text:p>9792</text:p>
              </table:table-cell>
              <table:table-cell office:value-type="float" office:value="10411">
                <text:p>10411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 text:id="Sheet1.A66:Sheet1.A66">Computer and information sciences</text:p>
              </table:table-cell>
              <table:table-cell office:value-type="float" office:value="15769">
                <text:p text:id="Sheet1.J66:Sheet1.Q66">15769</text:p>
              </table:table-cell>
              <table:table-cell office:value-type="float" office:value="17679">
                <text:p>17679</text:p>
              </table:table-cell>
              <table:table-cell office:value-type="float" office:value="17925">
                <text:p>17925</text:p>
              </table:table-cell>
              <table:table-cell office:value-type="float" office:value="20325">
                <text:p>20325</text:p>
              </table:table-cell>
              <table:table-cell office:value-type="float" office:value="21052">
                <text:p>21052</text:p>
              </table:table-cell>
              <table:table-cell office:value-type="float" office:value="19535">
                <text:p>19535</text:p>
              </table:table-cell>
              <table:table-cell office:value-type="float" office:value="18471">
                <text:p>18471</text:p>
              </table:table-cell>
              <table:table-cell office:value-type="float" office:value="17827">
                <text:p>17827</text:p>
              </table:table-cell>
            </table:table-row>
            <table:table-row>
              <table:table-cell office:value-type="string">
                <text:p text:id="Sheet1.A67:Sheet1.A67">Mathematics and Statistics</text:p>
              </table:table-cell>
              <table:table-cell office:value-type="float" office:value="4283">
                <text:p text:id="Sheet1.J67:Sheet1.Q67">4283</text:p>
              </table:table-cell>
              <table:table-cell office:value-type="float" office:value="4206">
                <text:p>4206</text:p>
              </table:table-cell>
              <table:table-cell office:value-type="float" office:value="4273">
                <text:p>4273</text:p>
              </table:table-cell>
              <table:table-cell office:value-type="float" office:value="4627">
                <text:p>4627</text:p>
              </table:table-cell>
              <table:table-cell office:value-type="float" office:value="5251">
                <text:p>5251</text:p>
              </table:table-cell>
              <table:table-cell office:value-type="float" office:value="5653">
                <text:p>5653</text:p>
              </table:table-cell>
              <table:table-cell office:value-type="float" office:value="6023">
                <text:p>6023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 text:id="Sheet1.A70:Sheet1.A70">Engineering</text:p>
              </table:table-cell>
              <table:table-cell office:value-type="float" office:value="30240">
                <text:p text:id="Sheet1.J70:Sheet1.Q70">30240</text:p>
              </table:table-cell>
              <table:table-cell office:value-type="float" office:value="30801">
                <text:p>30801</text:p>
              </table:table-cell>
              <table:table-cell office:value-type="float" office:value="30095">
                <text:p>30095</text:p>
              </table:table-cell>
              <table:table-cell office:value-type="float" office:value="33614">
                <text:p>33614</text:p>
              </table:table-cell>
              <table:table-cell office:value-type="float" office:value="38621">
                <text:p>38621</text:p>
              </table:table-cell>
              <table:table-cell office:value-type="float" office:value="39180">
                <text:p>39180</text:p>
              </table:table-cell>
              <table:table-cell office:value-type="float" office:value="38385">
                <text:p>38385</text:p>
              </table:table-cell>
              <table:table-cell office:value-type="float" office:value="37534">
                <text:p>375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